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dc23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table:style-name="ce4" office:value-type="string">
            <text:p>sat</text:p>
          </table:table-cell>
          <table:table-cell table:style-name="ce4" office:value-type="string">
            <text:p>relerror</text:p>
          </table:table-cell>
          <table:table-cell table:style-name="ce4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style-name="ce5" table:formula="of:=[.$F101]" office:value-type="float" office:value="0.678571428571429">
            <text:p>0.6785714286</text:p>
          </table:table-cell>
          <table:table-cell table:style-name="ce5" table:formula="of:=[.J101]" office:value-type="float" office:value="0.309299404408062">
            <text:p>0.309299404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193065711093693">
            <text:p>0.0193065711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296293430590843">
            <text:p>0.0296293431</text:p>
          </table:table-cell>
          <table:table-cell table:formula="of:=[.$F66]" office:value-type="float" office:value="0.666666666666667">
            <text:p>0.6666666667</text:p>
          </table:table-cell>
          <table:table-cell table:formula="of:=[.$J66]" office:value-type="float" office:value="0.153520340953324">
            <text:p>0.153520341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1.03474136251047">
            <text:p>1.0347413625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25028321061817">
            <text:p>0.9250283211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82331479197629">
            <text:p>0.6823314792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4]-[.H4])/[.H4]" office:value-type="float" office:value="0.0300230946882217">
            <text:p>0.0300230947</text:p>
          </table:table-cell>
          <table:table-cell/>
          <table:table-cell table:style-name="ce5" table:formula="of:=[.$F202]" office:value-type="float" office:value="0.654761904761905">
            <text:p>0.6547619048</text:p>
          </table:table-cell>
          <table:table-cell table:style-name="ce5" table:formula="of:=[.J202]" office:value-type="float" office:value="0.325668423152341">
            <text:p>0.3256684232</text:p>
          </table:table-cell>
          <table:table-cell table:formula="of:=[.$F123]" office:value-type="float" office:value="1">
            <text:p>1</text:p>
          </table:table-cell>
          <table:table-cell table:formula="of:=[.$J123]" office:value-type="float" office:value="0.00895914542757458">
            <text:p>0.0089591454</text:p>
          </table:table-cell>
          <table:table-cell table:formula="of:=[.$F145]" office:value-type="float" office:value="1">
            <text:p>1</text:p>
          </table:table-cell>
          <table:table-cell table:formula="of:=[.$J145]" office:value-type="float" office:value="0.0375314335692231">
            <text:p>0.0375314336</text:p>
          </table:table-cell>
          <table:table-cell table:formula="of:=[.$F167]" office:value-type="float" office:value="0.619047619047619">
            <text:p>0.619047619</text:p>
          </table:table-cell>
          <table:table-cell table:formula="of:=[.$J167]" office:value-type="float" office:value="0.209729197727646">
            <text:p>0.2097291977</text:p>
          </table:table-cell>
          <table:table-cell table:formula="of:=[.$F189]" office:value-type="float" office:value="0">
            <text:p>0</text:p>
          </table:table-cell>
          <table:table-cell table:formula="of:=[.$J189]" office:value-type="float" office:value="1.04645391588492">
            <text:p>1.0464539159</text:p>
          </table:table-cell>
          <table:table-cell table:formula="of:=[.$F195]" office:value-type="float" office:value="0">
            <text:p>0</text:p>
          </table:table-cell>
          <table:table-cell table:formula="of:=[.$J195]" office:value-type="float" office:value="0.940448881809481">
            <text:p>0.9404488818</text:p>
          </table:table-cell>
          <table:table-cell table:formula="of:=[.$F201]" office:value-type="float" office:value="0">
            <text:p>0</text:p>
          </table:table-cell>
          <table:table-cell table:formula="of:=[.$J201]" office:value-type="float" office:value="0.671305838171987">
            <text:p>0.6713058382</text:p>
          </table:table-cell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/>
          <table:table-cell table:style-name="ce5" table:formula="of:=[.$F303]" office:value-type="float" office:value="0.702380952380952">
            <text:p>0.7023809524</text:p>
          </table:table-cell>
          <table:table-cell table:style-name="ce5" table:formula="of:=[.J303]" office:value-type="float" office:value="0.304660108031218">
            <text:p>0.304660108</text:p>
          </table:table-cell>
          <table:table-cell table:formula="of:=[.$F224]" office:value-type="float" office:value="1">
            <text:p>1</text:p>
          </table:table-cell>
          <table:table-cell table:formula="of:=[.$J224]" office:value-type="float" office:value="0.00663179745611976">
            <text:p>0.0066317975</text:p>
          </table:table-cell>
          <table:table-cell table:formula="of:=[.$F246]" office:value-type="float" office:value="0.952380952380952">
            <text:p>0.9523809524</text:p>
          </table:table-cell>
          <table:table-cell table:formula="of:=[.$J246]" office:value-type="float" office:value="0.0620304565753635">
            <text:p>0.0620304566</text:p>
          </table:table-cell>
          <table:table-cell table:formula="of:=[.$F268]" office:value-type="float" office:value="0.761904761904762">
            <text:p>0.7619047619</text:p>
          </table:table-cell>
          <table:table-cell table:formula="of:=[.$J268]" office:value-type="float" office:value="0.147314386625896">
            <text:p>0.1473143866</text:p>
          </table:table-cell>
          <table:table-cell table:formula="of:=[.$F290]" office:value-type="float" office:value="0.0952380952380952">
            <text:p>0.0952380952</text:p>
          </table:table-cell>
          <table:table-cell table:formula="of:=[.$J290]" office:value-type="float" office:value="1.00266379146749">
            <text:p>1.0026637915</text:p>
          </table:table-cell>
          <table:table-cell table:formula="of:=[.$F296]" office:value-type="float" office:value="0">
            <text:p>0</text:p>
          </table:table-cell>
          <table:table-cell table:formula="of:=[.$J296]" office:value-type="float" office:value="0.928766638818827">
            <text:p>0.9287666388</text:p>
          </table:table-cell>
          <table:table-cell table:formula="of:=[.$F302]" office:value-type="float" office:value="0.0476190476190476">
            <text:p>0.0476190476</text:p>
          </table:table-cell>
          <table:table-cell table:formula="of:=[.$J302]" office:value-type="float" office:value="0.595417772749039">
            <text:p>0.5954177727</text:p>
          </table:table-cell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/>
          <table:table-cell table:style-name="ce5" table:formula="of:=[.$F404]" office:value-type="float" office:value="0.69047619047619">
            <text:p>0.6904761905</text:p>
          </table:table-cell>
          <table:table-cell table:style-name="ce5" table:formula="of:=[.J404]" office:value-type="float" office:value="0.316399955824169">
            <text:p>0.3163999558</text:p>
          </table:table-cell>
          <table:table-cell table:formula="of:=[.$F325]" office:value-type="float" office:value="1">
            <text:p>1</text:p>
          </table:table-cell>
          <table:table-cell table:formula="of:=[.$J325]" office:value-type="float" office:value="0.0143357051372408">
            <text:p>0.0143357051</text:p>
          </table:table-cell>
          <table:table-cell table:formula="of:=[.$F347]" office:value-type="float" office:value="1">
            <text:p>1</text:p>
          </table:table-cell>
          <table:table-cell table:formula="of:=[.$J347]" office:value-type="float" office:value="0.0473800310699121">
            <text:p>0.0473800311</text:p>
          </table:table-cell>
          <table:table-cell table:formula="of:=[.$F369]" office:value-type="float" office:value="0.666666666666667">
            <text:p>0.6666666667</text:p>
          </table:table-cell>
          <table:table-cell table:formula="of:=[.$J369]" office:value-type="float" office:value="0.211246024844786">
            <text:p>0.2112460248</text:p>
          </table:table-cell>
          <table:table-cell table:formula="of:=[.$F391]" office:value-type="float" office:value="0.0952380952380952">
            <text:p>0.0952380952</text:p>
          </table:table-cell>
          <table:table-cell table:formula="of:=[.$J391]" office:value-type="float" office:value="0.992638062244737">
            <text:p>0.9926380622</text:p>
          </table:table-cell>
          <table:table-cell table:formula="of:=[.$F397]" office:value-type="float" office:value="0">
            <text:p>0</text:p>
          </table:table-cell>
          <table:table-cell table:formula="of:=[.$J397]" office:value-type="float" office:value="0.916708853507741">
            <text:p>0.9167088535</text:p>
          </table:table-cell>
          <table:table-cell table:formula="of:=[.$F403]" office:value-type="float" office:value="0">
            <text:p>0</text:p>
          </table:table-cell>
          <table:table-cell table:formula="of:=[.$J403]" office:value-type="float" office:value="0.68431801978882">
            <text:p>0.6843180198</text:p>
          </table:table-cell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20">
            <text:p>820</text:p>
          </table:table-cell>
          <table:table-cell table:formula="of:=ABS([.I7]-[.H7])/[.H7]" office:value-type="float" office:value="0.0786516853932584">
            <text:p>0.0786516854</text:p>
          </table:table-cell>
          <table:table-cell/>
          <table:table-cell table:style-name="ce5" table:formula="of:=[.$F505]" office:value-type="float" office:value="0.714285714285714">
            <text:p>0.7142857143</text:p>
          </table:table-cell>
          <table:table-cell table:style-name="ce5" table:formula="of:=[.J505]" office:value-type="float" office:value="0.302507755272468">
            <text:p>0.3025077553</text:p>
          </table:table-cell>
          <table:table-cell table:formula="of:=[.$F426]" office:value-type="float" office:value="1">
            <text:p>1</text:p>
          </table:table-cell>
          <table:table-cell table:formula="of:=[.$J426]" office:value-type="float" office:value="0.0157870941263053">
            <text:p>0.0157870941</text:p>
          </table:table-cell>
          <table:table-cell table:formula="of:=[.$F448]" office:value-type="float" office:value="0.952380952380952">
            <text:p>0.9523809524</text:p>
          </table:table-cell>
          <table:table-cell table:formula="of:=[.$J448]" office:value-type="float" office:value="0.0494878898299417">
            <text:p>0.0494878898</text:p>
          </table:table-cell>
          <table:table-cell table:formula="of:=[.$F470]" office:value-type="float" office:value="0.80952380952381">
            <text:p>0.8095238095</text:p>
          </table:table-cell>
          <table:table-cell table:formula="of:=[.$J470]" office:value-type="float" office:value="0.139389078721174">
            <text:p>0.1393890787</text:p>
          </table:table-cell>
          <table:table-cell table:formula="of:=[.$F492]" office:value-type="float" office:value="0.0952380952380952">
            <text:p>0.0952380952</text:p>
          </table:table-cell>
          <table:table-cell table:formula="of:=[.$J492]" office:value-type="float" office:value="1.00536695841245">
            <text:p>1.0053669584</text:p>
          </table:table-cell>
          <table:table-cell table:formula="of:=[.$F498]" office:value-type="float" office:value="0">
            <text:p>0</text:p>
          </table:table-cell>
          <table:table-cell table:formula="of:=[.$J498]" office:value-type="float" office:value="0.91316102823211">
            <text:p>0.9131610282</text:p>
          </table:table-cell>
          <table:table-cell table:formula="of:=[.$F504]" office:value-type="float" office:value="0">
            <text:p>0</text:p>
          </table:table-cell>
          <table:table-cell table:formula="of:=[.$J504]" office:value-type="float" office:value="0.674392498347255">
            <text:p>0.6743924983</text:p>
          </table:table-cell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8]-[.H8])/[.H8]" office:value-type="float" office:value="0">
            <text:p>0</text:p>
          </table:table-cell>
          <table:table-cell/>
          <table:table-cell table:style-name="ce5" table:formula="of:=[.$F606]" office:value-type="float" office:value="0.738095238095238">
            <text:p>0.7380952381</text:p>
          </table:table-cell>
          <table:table-cell table:style-name="ce5" table:formula="of:=[.J606]" office:value-type="float" office:value="0.317405961806569">
            <text:p>0.3174059618</text:p>
          </table:table-cell>
          <table:table-cell table:formula="of:=[.$F527]" office:value-type="float" office:value="1">
            <text:p>1</text:p>
          </table:table-cell>
          <table:table-cell table:formula="of:=[.$J527]" office:value-type="float" office:value="0.0187820643849751">
            <text:p>0.0187820644</text:p>
          </table:table-cell>
          <table:table-cell table:formula="of:=[.$F549]" office:value-type="float" office:value="1">
            <text:p>1</text:p>
          </table:table-cell>
          <table:table-cell table:formula="of:=[.$J549]" office:value-type="float" office:value="0.0846306166803751">
            <text:p>0.0846306167</text:p>
          </table:table-cell>
          <table:table-cell table:formula="of:=[.$F571]" office:value-type="float" office:value="0.80952380952381">
            <text:p>0.8095238095</text:p>
          </table:table-cell>
          <table:table-cell table:formula="of:=[.$J571]" office:value-type="float" office:value="0.176401580721618">
            <text:p>0.1764015807</text:p>
          </table:table-cell>
          <table:table-cell table:formula="of:=[.$F593]" office:value-type="float" office:value="0.142857142857143">
            <text:p>0.1428571429</text:p>
          </table:table-cell>
          <table:table-cell table:formula="of:=[.$J593]" office:value-type="float" office:value="0.989809585439308">
            <text:p>0.9898095854</text:p>
          </table:table-cell>
          <table:table-cell table:formula="of:=[.$F599]" office:value-type="float" office:value="0">
            <text:p>0</text:p>
          </table:table-cell>
          <table:table-cell table:formula="of:=[.$J599]" office:value-type="float" office:value="0.905174339380196">
            <text:p>0.9051743394</text:p>
          </table:table-cell>
          <table:table-cell table:formula="of:=[.$F605]" office:value-type="float" office:value="0">
            <text:p>0</text:p>
          </table:table-cell>
          <table:table-cell table:formula="of:=[.$J605]" office:value-type="float" office:value="0.660107985328216">
            <text:p>0.6601079853</text:p>
          </table:table-cell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9]-[.H9])/[.H9]" office:value-type="float" office:value="0.0174216027874564">
            <text:p>0.0174216028</text:p>
          </table:table-cell>
          <table:table-cell/>
          <table:table-cell table:style-name="ce5" table:formula="of:=[.$F707]" office:value-type="float" office:value="0.630952380952381">
            <text:p>0.630952381</text:p>
          </table:table-cell>
          <table:table-cell table:style-name="ce5" table:formula="of:=[.J707]" office:value-type="float" office:value="0.347678858393259">
            <text:p>0.3476788584</text:p>
          </table:table-cell>
          <table:table-cell table:formula="of:=[.$F628]" office:value-type="float" office:value="1">
            <text:p>1</text:p>
          </table:table-cell>
          <table:table-cell table:formula="of:=[.$J628]" office:value-type="float" office:value="0.0440783405112098">
            <text:p>0.0440783405</text:p>
          </table:table-cell>
          <table:table-cell table:formula="of:=[.$F650]" office:value-type="float" office:value="1">
            <text:p>1</text:p>
          </table:table-cell>
          <table:table-cell table:formula="of:=[.$J650]" office:value-type="float" office:value="0.0802349580307117">
            <text:p>0.080234958</text:p>
          </table:table-cell>
          <table:table-cell table:formula="of:=[.$F672]" office:value-type="float" office:value="0.523809523809524">
            <text:p>0.5238095238</text:p>
          </table:table-cell>
          <table:table-cell table:formula="of:=[.$J672]" office:value-type="float" office:value="0.239245841288085">
            <text:p>0.2392458413</text:p>
          </table:table-cell>
          <table:table-cell table:formula="of:=[.$F694]" office:value-type="float" office:value="0">
            <text:p>0</text:p>
          </table:table-cell>
          <table:table-cell table:formula="of:=[.$J694]" office:value-type="float" office:value="1.02715629374303">
            <text:p>1.0271562937</text:p>
          </table:table-cell>
          <table:table-cell table:formula="of:=[.$F700]" office:value-type="float" office:value="0">
            <text:p>0</text:p>
          </table:table-cell>
          <table:table-cell table:formula="of:=[.$J700]" office:value-type="float" office:value="0.931570377136584">
            <text:p>0.9315703771</text:p>
          </table:table-cell>
          <table:table-cell table:formula="of:=[.$F706]" office:value-type="float" office:value="0">
            <text:p>0</text:p>
          </table:table-cell>
          <table:table-cell table:formula="of:=[.$J706]" office:value-type="float" office:value="0.677888537192131">
            <text:p>0.6778885372</text:p>
          </table:table-cell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  <table:table-cell table:formula="of:=ABS([.I10]-[.H10])/[.H10]" office:value-type="float" office:value="0.029126213592233">
            <text:p>0.0291262136</text:p>
          </table:table-cell>
          <table:table-cell/>
          <table:table-cell table:style-name="ce5" table:formula="of:=[.$F808]" office:value-type="float" office:value="0.702380952380952">
            <text:p>0.7023809524</text:p>
          </table:table-cell>
          <table:table-cell table:style-name="ce5" table:formula="of:=[.J808]" office:value-type="float" office:value="0.32417149115929">
            <text:p>0.3241714912</text:p>
          </table:table-cell>
          <table:table-cell table:formula="of:=[.$F729]" office:value-type="float" office:value="1">
            <text:p>1</text:p>
          </table:table-cell>
          <table:table-cell table:formula="of:=[.$J729]" office:value-type="float" office:value="0.0272877672696326">
            <text:p>0.0272877673</text:p>
          </table:table-cell>
          <table:table-cell table:formula="of:=[.$F751]" office:value-type="float" office:value="1">
            <text:p>1</text:p>
          </table:table-cell>
          <table:table-cell table:formula="of:=[.$J751]" office:value-type="float" office:value="0.0845893744541251">
            <text:p>0.0845893745</text:p>
          </table:table-cell>
          <table:table-cell table:formula="of:=[.$F773]" office:value-type="float" office:value="0.761904761904762">
            <text:p>0.7619047619</text:p>
          </table:table-cell>
          <table:table-cell table:formula="of:=[.$J773]" office:value-type="float" office:value="0.174742940958668">
            <text:p>0.174742941</text:p>
          </table:table-cell>
          <table:table-cell table:formula="of:=[.$F795]" office:value-type="float" office:value="0.0476190476190476">
            <text:p>0.0476190476</text:p>
          </table:table-cell>
          <table:table-cell table:formula="of:=[.$J795]" office:value-type="float" office:value="1.01006588195473">
            <text:p>1.010065882</text:p>
          </table:table-cell>
          <table:table-cell table:formula="of:=[.$F801]" office:value-type="float" office:value="0">
            <text:p>0</text:p>
          </table:table-cell>
          <table:table-cell table:formula="of:=[.$J801]" office:value-type="float" office:value="0.908811637088124">
            <text:p>0.9088116371</text:p>
          </table:table-cell>
          <table:table-cell table:formula="of:=[.$F807]" office:value-type="float" office:value="0">
            <text:p>0</text:p>
          </table:table-cell>
          <table:table-cell table:formula="of:=[.$J807]" office:value-type="float" office:value="0.659048708393535">
            <text:p>0.6590487084</text:p>
          </table:table-cell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/>
          <table:table-cell table:style-name="ce5" table:formula="of:=[.$F909]" office:value-type="float" office:value="0.69047619047619">
            <text:p>0.6904761905</text:p>
          </table:table-cell>
          <table:table-cell table:style-name="ce5" table:formula="of:=[.J909]" office:value-type="float" office:value="0.337579322999797">
            <text:p>0.337579323</text:p>
          </table:table-cell>
          <table:table-cell table:number-columns-repeated="12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33">
            <text:p>1033</text:p>
          </table:table-cell>
          <table:table-cell table:formula="of:=ABS([.I12]-[.H12])/[.H12]" office:value-type="float" office:value="0.0363805970149254">
            <text:p>0.036380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14]-[.H14])/[.H14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78">
            <text:p>778</text:p>
          </table:table-cell>
          <table:table-cell table:formula="of:=ABS([.I15]-[.H15])/[.H15]" office:value-type="float" office:value="0.0523751522533496">
            <text:p>0.05237515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66">
            <text:p>866</text:p>
          </table:table-cell>
          <table:table-cell table:formula="of:=ABS([.I16]-[.H16])/[.H16]" office:value-type="float" office:value="0.116326530612245">
            <text:p>0.1163265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6">
            <text:p>986</text:p>
          </table:table-cell>
          <table:table-cell table:formula="of:=ABS([.I17]-[.H17])/[.H17]" office:value-type="float" office:value="0.031434184675835">
            <text:p>0.03143418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9">
            <text:p>1129</text:p>
          </table:table-cell>
          <table:table-cell table:formula="of:=ABS([.I21]-[.H21])/[.H21]" office:value-type="float" office:value="0.0017683465959328">
            <text:p>0.00176834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193065711093693">
            <text:p>0.0193065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66">
            <text:p>766</text:p>
          </table:table-cell>
          <table:table-cell table:formula="of:=ABS([.I24]-[.H24])/[.H24]" office:value-type="float" office:value="0.129545454545455">
            <text:p>0.1295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39">
            <text:p>839</text:p>
          </table:table-cell>
          <table:table-cell table:formula="of:=ABS([.I25]-[.H25])/[.H25]" office:value-type="float" office:value="0.0615212527964206">
            <text:p>0.0615212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26]-[.H26])/[.H26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15">
            <text:p>1015</text:p>
          </table:table-cell>
          <table:table-cell table:formula="of:=ABS([.I27]-[.H27])/[.H27]" office:value-type="float" office:value="0.0469483568075117">
            <text:p>0.0469483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7">
            <text:p>817</text:p>
          </table:table-cell>
          <table:table-cell table:formula="of:=ABS([.I28]-[.H28])/[.H28]" office:value-type="float" office:value="0.0705346985210466">
            <text:p>0.0705346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ABS([.I29]-[.H29])/[.H29]" office:value-type="float" office:value="0.0787207872078721">
            <text:p>0.07872078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31]-[.H31])/[.H31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46">
            <text:p>746</text:p>
          </table:table-cell>
          <table:table-cell table:formula="of:=ABS([.I32]-[.H32])/[.H32]" office:value-type="float" office:value="0.0520965692503177">
            <text:p>0.0520965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33]-[.H33])/[.H33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60">
            <text:p>960</text:p>
          </table:table-cell>
          <table:table-cell table:formula="of:=ABS([.I34]-[.H34])/[.H34]" office:value-type="float" office:value="0.0504451038575668">
            <text:p>0.05044510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6]-[.H36])/[.H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90">
            <text:p>690</text:p>
          </table:table-cell>
          <table:table-cell table:formula="of:=ABS([.I37]-[.H37])/[.H37]" office:value-type="float" office:value="0.0336134453781513">
            <text:p>0.0336134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39]-[.H39])/[.H39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41]-[.H41])/[.H41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2]-[.H42])/[.H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table:formula="of:=ABS([.I43]-[.H43])/[.H43]" office:value-type="float" office:value="0.0032051282051282">
            <text:p>0.003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296293430590843">
            <text:p>0.0296293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5]-[.H45])/[.H45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19">
            <text:p>719</text:p>
          </table:table-cell>
          <table:table-cell table:formula="of:=ABS([.I46]-[.H46])/[.H46]" office:value-type="float" office:value="0.122100122100122">
            <text:p>0.12210012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50]-[.H50])/[.H50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53">
            <text:p>553</text:p>
          </table:table-cell>
          <table:table-cell table:formula="of:=ABS([.I51]-[.H51])/[.H51]" office:value-type="float" office:value="0.224403927068724">
            <text:p>0.22440392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52]-[.H52])/[.H52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53]-[.H53])/[.H53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89">
            <text:p>989</text:p>
          </table:table-cell>
          <table:table-cell table:formula="of:=ABS([.I54]-[.H54])/[.H54]" office:value-type="float" office:value="0.364137931034483">
            <text:p>0.36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59">
            <text:p>659</text:p>
          </table:table-cell>
          <table:table-cell table:formula="of:=ABS([.I55]-[.H55])/[.H55]" office:value-type="float" office:value="0.108254397834912">
            <text:p>0.10825439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56]-[.H56])/[.H56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59">
            <text:p>659</text:p>
          </table:table-cell>
          <table:table-cell table:formula="of:=ABS([.I58]-[.H58])/[.H58]" office:value-type="float" office:value="0.0463096960926194">
            <text:p>0.0463096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59]-[.H59])/[.H59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54">
            <text:p>754</text:p>
          </table:table-cell>
          <table:table-cell table:formula="of:=ABS([.I60]-[.H60])/[.H60]" office:value-type="float" office:value="0.108747044917258">
            <text:p>0.10874704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table:formula="of:=ABS([.I61]-[.H61])/[.H61]" office:value-type="float" office:value="0.0350109409190372">
            <text:p>0.0350109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98">
            <text:p>898</text:p>
          </table:table-cell>
          <table:table-cell table:formula="of:=ABS([.I62]-[.H62])/[.H62]" office:value-type="float" office:value="0.096579476861167">
            <text:p>0.0965794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596">
            <text:p>596</text:p>
          </table:table-cell>
          <table:table-cell table:formula="of:=ABS([.I64]-[.H64])/[.H64]" office:value-type="float" office:value="0.201072386058981">
            <text:p>0.20107238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11">
            <text:p>811</text:p>
          </table:table-cell>
          <table:table-cell table:formula="of:=ABS([.I65]-[.H65])/[.H65]" office:value-type="float" office:value="0.113661202185792">
            <text:p>0.113661202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4">
            <text:p>14</text:p>
          </table:table-cell>
          <table:table-cell table:style-name="ce1" table:formula="of:=[.E66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45:.J65])" office:value-type="float" office:value="0.153520340953324">
            <text:p>0.1535203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67]-[.H67])/[.H67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1]-[.H71])/[.H71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2]-[.H72])/[.H72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8">
            <text:p>588</text:p>
          </table:table-cell>
          <table:table-cell table:formula="of:=ABS([.I73]-[.H73])/[.H73]" office:value-type="float" office:value="0.872611464968153">
            <text:p>0.872611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76]-[.H76])/[.H76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57">
            <text:p>457</text:p>
          </table:table-cell>
          <table:table-cell table:formula="of:=ABS([.I77]-[.H77])/[.H77]" office:value-type="float" office:value="0.195422535211268">
            <text:p>0.19542253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0">
            <text:p>990</text:p>
          </table:table-cell>
          <table:table-cell table:formula="of:=ABS([.I83]-[.H83])/[.H83]" office:value-type="float" office:value="0.388499298737728">
            <text:p>0.3884992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1.03474136251047">
            <text:p>1.0347413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90]-[.H90])/[.H90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92]-[.H92])/[.H9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25028321061817">
            <text:p>0.9250283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8]-[.H98])/[.H9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37">
            <text:p>837</text:p>
          </table:table-cell>
          <table:table-cell table:formula="of:=ABS([.I99]-[.H99])/[.H99]" office:value-type="float" office:value="1.14615384615385">
            <text:p>1.146153846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2" table:formula="of:=AVERAGE([.J95:.J99])" office:value-type="float" office:value="0.682331479197629">
            <text:p>0.682331479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7">
            <text:p>57</text:p>
          </table:table-cell>
          <table:table-cell table:style-name="ce1" table:formula="of:=[.E101]/(4*21)" office:value-type="float" office:value="0.678571428571429">
            <text:p>0.6785714286</text:p>
          </table:table-cell>
          <table:table-cell table:number-columns-repeated="3"/>
          <table:table-cell table:style-name="ce3" table:formula="of:=AVERAGE([.J67:.J87];[.J45:.J65];[.J23:.J43];[.J1:.J21])" office:value-type="float" office:value="0.309299404408062">
            <text:p>0.30929940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02]-[.H102])/[.H102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103]-[.H103])/[.H103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table:formula="of:=ABS([.I104]-[.H104])/[.H104]" office:value-type="float" office:value="0.0123042505592841">
            <text:p>0.0123042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105]-[.H105])/[.H1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42">
            <text:p>842</text:p>
          </table:table-cell>
          <table:table-cell table:formula="of:=ABS([.I108]-[.H108])/[.H108]" office:value-type="float" office:value="0.0539325842696629">
            <text:p>0.05393258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109]-[.H109])/[.H109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110]-[.H110])/[.H110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111]-[.H111])/[.H111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13]-[.H113])/[.H1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115]-[.H115])/[.H115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116]-[.H116])/[.H116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17]-[.H117])/[.H117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ABS([.I118]-[.H118])/[.H118]" office:value-type="float" office:value="0.0392927308447937">
            <text:p>0.03929273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119]-[.H119])/[.H119]" office:value-type="float" office:value="0.0298889837745517">
            <text:p>0.029888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02:.D122]; &quot;T&quot;)" office:value-type="float" office:value="21">
            <text:p>21</text:p>
          </table:table-cell>
          <table:table-cell table:style-name="ce1" table:formula="of:=[.E123]/21" office:value-type="float" office:value="1">
            <text:p>1</text:p>
          </table:table-cell>
          <table:table-cell table:number-columns-repeated="3"/>
          <table:table-cell table:style-name="ce1" table:formula="of:=AVERAGE([.J102:.J122])" office:value-type="float" office:value="0.00895914542757458">
            <text:p>0.0089591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124]-[.H124])/[.H124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29">
            <text:p>829</text:p>
          </table:table-cell>
          <table:table-cell table:formula="of:=ABS([.I126]-[.H126])/[.H126]" office:value-type="float" office:value="0.0727069351230425">
            <text:p>0.0727069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35">
            <text:p>735</text:p>
          </table:table-cell>
          <table:table-cell table:formula="of:=ABS([.I127]-[.H127])/[.H127]" office:value-type="float" office:value="0.0743073047858942">
            <text:p>0.07430730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7">
            <text:p>817</text:p>
          </table:table-cell>
          <table:table-cell table:formula="of:=ABS([.I129]-[.H129])/[.H129]" office:value-type="float" office:value="0.0705346985210466">
            <text:p>0.0705346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130]-[.H130])/[.H1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table:formula="of:=ABS([.I131]-[.H131])/[.H131]" office:value-type="float" office:value="0.00398009950248756">
            <text:p>0.003980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132]-[.H132])/[.H1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43">
            <text:p>743</text:p>
          </table:table-cell>
          <table:table-cell table:formula="of:=ABS([.I133]-[.H133])/[.H133]" office:value-type="float" office:value="0.0559085133418043">
            <text:p>0.0559085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37">
            <text:p>737</text:p>
          </table:table-cell>
          <table:table-cell table:formula="of:=ABS([.I134]-[.H134])/[.H134]" office:value-type="float" office:value="0.0706179066834805">
            <text:p>0.07061790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135]-[.H135])/[.H1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136]-[.H136])/[.H1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39">
            <text:p>839</text:p>
          </table:table-cell>
          <table:table-cell table:formula="of:=ABS([.I137]-[.H137])/[.H137]" office:value-type="float" office:value="0.064659977703456">
            <text:p>0.06465997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40">
            <text:p>640</text:p>
          </table:table-cell>
          <table:table-cell table:formula="of:=ABS([.I138]-[.H138])/[.H138]" office:value-type="float" office:value="0.103641456582633">
            <text:p>0.1036414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92">
            <text:p>892</text:p>
          </table:table-cell>
          <table:table-cell table:formula="of:=ABS([.I139]-[.H139])/[.H139]" office:value-type="float" office:value="0.0813594232749743">
            <text:p>0.08135942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140]-[.H140])/[.H140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141]-[.H141])/[.H1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7">
            <text:p>987</text:p>
          </table:table-cell>
          <table:table-cell table:formula="of:=ABS([.I142]-[.H142])/[.H142]" office:value-type="float" office:value="0.00804020100502513">
            <text:p>0.008040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01">
            <text:p>801</text:p>
          </table:table-cell>
          <table:table-cell table:formula="of:=ABS([.I143]-[.H143])/[.H143]" office:value-type="float" office:value="0.0750577367205543">
            <text:p>0.07505773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0">
            <text:p>910</text:p>
          </table:table-cell>
          <table:table-cell table:formula="of:=ABS([.I144]-[.H144])/[.H144]" office:value-type="float" office:value="0.0277777777777778">
            <text:p>0.02777777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24:.D144]; &quot;T&quot;)" office:value-type="float" office:value="21">
            <text:p>21</text:p>
          </table:table-cell>
          <table:table-cell table:style-name="ce1" table:formula="of:=[.E145]/21" office:value-type="float" office:value="1">
            <text:p>1</text:p>
          </table:table-cell>
          <table:table-cell table:number-columns-repeated="3"/>
          <table:table-cell table:style-name="ce1" table:formula="of:=AVERAGE([.J124:.J144])" office:value-type="float" office:value="0.0375314335692231">
            <text:p>0.0375314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28">
            <text:p>628</text:p>
          </table:table-cell>
          <table:table-cell table:formula="of:=ABS([.I146]-[.H146])/[.H146]" office:value-type="float" office:value="0.152496626180837">
            <text:p>0.1524966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80">
            <text:p>780</text:p>
          </table:table-cell>
          <table:table-cell table:formula="of:=ABS([.I147]-[.H147])/[.H147]" office:value-type="float" office:value="0.0476190476190476">
            <text:p>0.0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651">
            <text:p>651</text:p>
          </table:table-cell>
          <table:table-cell table:formula="of:=ABS([.I148]-[.H148])/[.H148]" office:value-type="float" office:value="0.184210526315789">
            <text:p>0.1842105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149]-[.H149])/[.H149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151]-[.H151])/[.H151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38">
            <text:p>638</text:p>
          </table:table-cell>
          <table:table-cell table:formula="of:=ABS([.I152]-[.H152])/[.H152]" office:value-type="float" office:value="0.105189340813464">
            <text:p>0.1051893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51">
            <text:p>751</text:p>
          </table:table-cell>
          <table:table-cell table:formula="of:=ABS([.I153]-[.H153])/[.H153]" office:value-type="float" office:value="0.16369710467706">
            <text:p>0.16369710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14">
            <text:p>914</text:p>
          </table:table-cell>
          <table:table-cell table:formula="of:=ABS([.I154]-[.H154])/[.H154]" office:value-type="float" office:value="0.714821763602251">
            <text:p>0.7148217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0">
            <text:p>680</text:p>
          </table:table-cell>
          <table:table-cell table:formula="of:=ABS([.I155]-[.H155])/[.H155]" office:value-type="float" office:value="0.0620689655172414">
            <text:p>0.0620689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03">
            <text:p>603</text:p>
          </table:table-cell>
          <table:table-cell table:formula="of:=ABS([.I156]-[.H156])/[.H156]" office:value-type="float" office:value="0.18403247631935">
            <text:p>0.1840324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157]-[.H157])/[.H157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158]-[.H158])/[.H158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159]-[.H159])/[.H1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16">
            <text:p>416</text:p>
          </table:table-cell>
          <table:table-cell table:formula="of:=ABS([.I160]-[.H160])/[.H160]" office:value-type="float" office:value="0.332263242375602">
            <text:p>0.33226324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61]-[.H161])/[.H1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162]-[.H162])/[.H162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80">
            <text:p>880</text:p>
          </table:table-cell>
          <table:table-cell table:formula="of:=ABS([.I163]-[.H163])/[.H163]" office:value-type="float" office:value="0.114688128772636">
            <text:p>0.11468812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77">
            <text:p>877</text:p>
          </table:table-cell>
          <table:table-cell table:formula="of:=ABS([.I164]-[.H164])/[.H164]" office:value-type="float" office:value="0.0758693361433088">
            <text:p>0.0758693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165]-[.H165])/[.H165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56">
            <text:p>1156</text:p>
          </table:table-cell>
          <table:table-cell table:formula="of:=ABS([.I166]-[.H166])/[.H166]" office:value-type="float" office:value="0.263387978142076">
            <text:p>0.2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46:.D166]; &quot;T&quot;)" office:value-type="float" office:value="13">
            <text:p>13</text:p>
          </table:table-cell>
          <table:table-cell table:style-name="ce1" table:formula="of:=[.E167]/21" office:value-type="float" office:value="0.619047619047619">
            <text:p>0.619047619</text:p>
          </table:table-cell>
          <table:table-cell table:number-columns-repeated="3"/>
          <table:table-cell table:style-name="ce1" table:formula="of:=AVERAGE([.J146:.J166])" office:value-type="float" office:value="0.209729197727646">
            <text:p>0.2097291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168]-[.H168])/[.H168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69]-[.H169])/[.H169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70]-[.H170])/[.H170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171]-[.H171])/[.H171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172]-[.H172])/[.H172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173]-[.H173])/[.H173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174]-[.H174])/[.H174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175]-[.H175])/[.H175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176]-[.H176])/[.H176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177]-[.H177])/[.H177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178]-[.H178])/[.H178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08">
            <text:p>1008</text:p>
          </table:table-cell>
          <table:table-cell table:formula="of:=ABS([.I179]-[.H179])/[.H179]" office:value-type="float" office:value="0.759162303664921">
            <text:p>0.7591623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80]-[.H180])/[.H180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51">
            <text:p>1051</text:p>
          </table:table-cell>
          <table:table-cell table:formula="of:=ABS([.I181]-[.H181])/[.H181]" office:value-type="float" office:value="1.53864734299517">
            <text:p>1.538647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182]-[.H182])/[.H182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9">
            <text:p>979</text:p>
          </table:table-cell>
          <table:table-cell table:formula="of:=ABS([.I183]-[.H183])/[.H183]" office:value-type="float" office:value="1.26096997690531">
            <text:p>1.2609699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184]-[.H184])/[.H184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85]-[.H185])/[.H185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186]-[.H186])/[.H186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1001">
            <text:p>1001</text:p>
          </table:table-cell>
          <table:table-cell table:formula="of:=ABS([.I187]-[.H187])/[.H187]" office:value-type="float" office:value="0.609324758842444">
            <text:p>0.60932475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188]-[.H188])/[.H188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68:.D188]; &quot;T&quot;)" office:value-type="float" office:value="0">
            <text:p>0</text:p>
          </table:table-cell>
          <table:table-cell table:style-name="ce1" table:formula="of:=[.E189]/21" office:value-type="float" office:value="0">
            <text:p>0</text:p>
          </table:table-cell>
          <table:table-cell table:number-columns-repeated="3"/>
          <table:table-cell table:style-name="ce1" table:formula="of:=AVERAGE([.J168:.J188])" office:value-type="float" office:value="1.04645391588492">
            <text:p>1.04645391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190]-[.H190])/[.H190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191]-[.H191])/[.H191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192]-[.H192])/[.H192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193]-[.H193])/[.H193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194]-[.H194])/[.H194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90:.D194]; &quot;T&quot;)" office:value-type="float" office:value="0">
            <text:p>0</text:p>
          </table:table-cell>
          <table:table-cell table:formula="of:=[.E195]/5" office:value-type="float" office:value="0">
            <text:p>0</text:p>
          </table:table-cell>
          <table:table-cell table:number-columns-repeated="3"/>
          <table:table-cell table:style-name="ce1" table:formula="of:=AVERAGE([.J190:.J194])" office:value-type="float" office:value="0.940448881809481">
            <text:p>0.9404488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07">
            <text:p>907</text:p>
          </table:table-cell>
          <table:table-cell table:formula="of:=ABS([.I196]-[.H196])/[.H196]" office:value-type="float" office:value="0.574652777777778">
            <text:p>0.57465277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197]-[.H197])/[.H197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98]-[.H198])/[.H198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99]-[.H199])/[.H199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200]-[.H200])/[.H200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96:.D200]; &quot;T&quot;)" office:value-type="float" office:value="0">
            <text:p>0</text:p>
          </table:table-cell>
          <table:table-cell table:style-name="ce1" table:formula="of:=[.E201]/21" office:value-type="float" office:value="0">
            <text:p>0</text:p>
          </table:table-cell>
          <table:table-cell table:number-columns-repeated="3"/>
          <table:table-cell table:style-name="ce2" table:formula="of:=AVERAGE([.J196:.J200])" office:value-type="float" office:value="0.671305838171987">
            <text:p>0.67130583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189];[.E167];[.E145];[.E123])" office:value-type="float" office:value="55">
            <text:p>55</text:p>
          </table:table-cell>
          <table:table-cell table:style-name="ce1" table:formula="of:=[.E202]/(4*21)" office:value-type="float" office:value="0.654761904761905">
            <text:p>0.6547619048</text:p>
          </table:table-cell>
          <table:table-cell table:number-columns-repeated="3"/>
          <table:table-cell table:style-name="ce3" table:formula="of:=AVERAGE([.J168:.J188];[.J146:.J166];[.J124:.J144];[.J102:.J122])" office:value-type="float" office:value="0.325668423152341">
            <text:p>0.3256684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03]-[.H203])/[.H203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73">
            <text:p>873</text:p>
          </table:table-cell>
          <table:table-cell table:formula="of:=ABS([.I204]-[.H204])/[.H204]" office:value-type="float" office:value="0.0396039603960396">
            <text:p>0.0396039604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05]-[.H205])/[.H2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61">
            <text:p>861</text:p>
          </table:table-cell>
          <table:table-cell table:formula="of:=ABS([.I206]-[.H206])/[.H206]" office:value-type="float" office:value="0.00577367205542725">
            <text:p>0.0057736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07]-[.H207])/[.H2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08]-[.H208])/[.H2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09]-[.H209])/[.H2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210]-[.H210])/[.H210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211]-[.H211])/[.H211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formula="of:=ABS([.I212]-[.H212])/[.H212]" office:value-type="float" office:value="0.00215749730312837">
            <text:p>0.0021574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213]-[.H213])/[.H2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214]-[.H214])/[.H2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7">
            <text:p>947</text:p>
          </table:table-cell>
          <table:table-cell table:formula="of:=ABS([.I215]-[.H215])/[.H215]" office:value-type="float" office:value="0.00210748155953635">
            <text:p>0.0021074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216]-[.H216])/[.H216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217]-[.H217])/[.H2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218]-[.H218])/[.H218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219]-[.H219])/[.H2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220]-[.H220])/[.H2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221]-[.H221])/[.H2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22]-[.H222])/[.H2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84">
            <text:p>1084</text:p>
          </table:table-cell>
          <table:table-cell table:formula="of:=ABS([.I223]-[.H223])/[.H223]" office:value-type="float" office:value="0.0415561450044209">
            <text:p>0.0415561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03:.D223]; &quot;T&quot;)" office:value-type="float" office:value="21">
            <text:p>21</text:p>
          </table:table-cell>
          <table:table-cell table:style-name="ce1" table:formula="of:=[.E224]/21" office:value-type="float" office:value="1">
            <text:p>1</text:p>
          </table:table-cell>
          <table:table-cell table:number-columns-repeated="3"/>
          <table:table-cell table:style-name="ce1" table:formula="of:=AVERAGE([.J203:.J223])" office:value-type="float" office:value="0.00663179745611976">
            <text:p>0.00663179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9">
            <text:p>769</text:p>
          </table:table-cell>
          <table:table-cell table:formula="of:=ABS([.I225]-[.H225])/[.H225]" office:value-type="float" office:value="0.0351317440401506">
            <text:p>0.035131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226]-[.H226])/[.H226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27]-[.H227])/[.H2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228]-[.H228])/[.H228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82">
            <text:p>982</text:p>
          </table:table-cell>
          <table:table-cell table:formula="of:=ABS([.I229]-[.H229])/[.H229]" office:value-type="float" office:value="0.0779342723004695">
            <text:p>0.0779342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30]-[.H230])/[.H2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8">
            <text:p>788</text:p>
          </table:table-cell>
          <table:table-cell table:formula="of:=ABS([.I231]-[.H231])/[.H231]" office:value-type="float" office:value="0.030750307503075">
            <text:p>0.0307503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232]-[.H232])/[.H2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905">
            <text:p>905</text:p>
          </table:table-cell>
          <table:table-cell table:formula="of:=ABS([.I233]-[.H233])/[.H233]" office:value-type="float" office:value="0.189224704336399">
            <text:p>0.1892247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36">
            <text:p>736</text:p>
          </table:table-cell>
          <table:table-cell table:formula="of:=ABS([.I234]-[.H234])/[.H234]" office:value-type="float" office:value="0.0648030495552732">
            <text:p>0.06480304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79">
            <text:p>779</text:p>
          </table:table-cell>
          <table:table-cell table:formula="of:=ABS([.I235]-[.H235])/[.H235]" office:value-type="float" office:value="0.0176544766708701">
            <text:p>0.0176544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49">
            <text:p>949</text:p>
          </table:table-cell>
          <table:table-cell table:formula="of:=ABS([.I236]-[.H236])/[.H236]" office:value-type="float" office:value="0.0613254203758655">
            <text:p>0.0613254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06">
            <text:p>906</text:p>
          </table:table-cell>
          <table:table-cell table:formula="of:=ABS([.I237]-[.H237])/[.H237]" office:value-type="float" office:value="0.0278969957081545">
            <text:p>0.0278969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238]-[.H238])/[.H2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99">
            <text:p>699</text:p>
          </table:table-cell>
          <table:table-cell table:formula="of:=ABS([.I239]-[.H239])/[.H239]" office:value-type="float" office:value="0.0210084033613445">
            <text:p>0.02100840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98">
            <text:p>598</text:p>
          </table:table-cell>
          <table:table-cell table:formula="of:=ABS([.I240]-[.H240])/[.H240]" office:value-type="float" office:value="0.384140061791967">
            <text:p>0.38414006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241]-[.H241])/[.H2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76">
            <text:p>1076</text:p>
          </table:table-cell>
          <table:table-cell table:formula="of:=ABS([.I242]-[.H242])/[.H242]" office:value-type="float" office:value="0.0536499560246262">
            <text:p>0.0536499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243]-[.H243])/[.H2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3">
            <text:p>863</text:p>
          </table:table-cell>
          <table:table-cell table:formula="of:=ABS([.I244]-[.H244])/[.H244]" office:value-type="float" office:value="0.00346420323325635">
            <text:p>0.0034642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15">
            <text:p>715</text:p>
          </table:table-cell>
          <table:table-cell table:formula="of:=ABS([.I245]-[.H245])/[.H245]" office:value-type="float" office:value="0.236111111111111">
            <text:p>0.23611111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25:.D245]; &quot;T&quot;)" office:value-type="float" office:value="20">
            <text:p>20</text:p>
          </table:table-cell>
          <table:table-cell table:style-name="ce1" table:formula="of:=[.E246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225:.J245])" office:value-type="float" office:value="0.0620304565753635">
            <text:p>0.0620304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55">
            <text:p>655</text:p>
          </table:table-cell>
          <table:table-cell table:formula="of:=ABS([.I247]-[.H247])/[.H247]" office:value-type="float" office:value="0.116059379217274">
            <text:p>0.11605937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65">
            <text:p>765</text:p>
          </table:table-cell>
          <table:table-cell table:formula="of:=ABS([.I248]-[.H248])/[.H248]" office:value-type="float" office:value="0.0659340659340659">
            <text:p>0.06593406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6">
            <text:p>746</text:p>
          </table:table-cell>
          <table:table-cell table:formula="of:=ABS([.I249]-[.H249])/[.H249]" office:value-type="float" office:value="0.0651629072681704">
            <text:p>0.06516290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30">
            <text:p>1030</text:p>
          </table:table-cell>
          <table:table-cell table:formula="of:=ABS([.I250]-[.H250])/[.H250]" office:value-type="float" office:value="0.499272197962154">
            <text:p>0.499272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251]-[.H251])/[.H2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252]-[.H252])/[.H252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76">
            <text:p>576</text:p>
          </table:table-cell>
          <table:table-cell table:formula="of:=ABS([.I253]-[.H253])/[.H253]" office:value-type="float" office:value="0.192145862552595">
            <text:p>0.19214586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254]-[.H254])/[.H2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19">
            <text:p>419</text:p>
          </table:table-cell>
          <table:table-cell table:formula="of:=ABS([.I255]-[.H255])/[.H255]" office:value-type="float" office:value="0.213883677298311">
            <text:p>0.2138836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91">
            <text:p>591</text:p>
          </table:table-cell>
          <table:table-cell table:formula="of:=ABS([.I256]-[.H256])/[.H256]" office:value-type="float" office:value="0.184827586206897">
            <text:p>0.1848275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72">
            <text:p>672</text:p>
          </table:table-cell>
          <table:table-cell table:formula="of:=ABS([.I257]-[.H257])/[.H257]" office:value-type="float" office:value="0.0906630581867388">
            <text:p>0.0906630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12">
            <text:p>812</text:p>
          </table:table-cell>
          <table:table-cell table:formula="of:=ABS([.I258]-[.H258])/[.H258]" office:value-type="float" office:value="0.0390532544378698">
            <text:p>0.0390532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259]-[.H259])/[.H259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482">
            <text:p>482</text:p>
          </table:table-cell>
          <table:table-cell table:formula="of:=ABS([.I260]-[.H260])/[.H260]" office:value-type="float" office:value="0.30246020260492">
            <text:p>0.3024602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261]-[.H261])/[.H261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262]-[.H262])/[.H2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30">
            <text:p>830</text:p>
          </table:table-cell>
          <table:table-cell table:formula="of:=ABS([.I263]-[.H263])/[.H263]" office:value-type="float" office:value="0.0919037199124726">
            <text:p>0.0919037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09">
            <text:p>909</text:p>
          </table:table-cell>
          <table:table-cell table:formula="of:=ABS([.I264]-[.H264])/[.H264]" office:value-type="float" office:value="0.085513078470825">
            <text:p>0.0855130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265]-[.H265])/[.H2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266]-[.H266])/[.H2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56">
            <text:p>1156</text:p>
          </table:table-cell>
          <table:table-cell table:formula="of:=ABS([.I267]-[.H267])/[.H267]" office:value-type="float" office:value="0.263387978142076">
            <text:p>0.2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47:.D267]; &quot;T&quot;)" office:value-type="float" office:value="16">
            <text:p>16</text:p>
          </table:table-cell>
          <table:table-cell table:style-name="ce1" table:formula="of:=[.E268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247:.J267])" office:value-type="float" office:value="0.147314386625896">
            <text:p>0.1473143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269]-[.H269])/[.H269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270]-[.H270])/[.H270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271]-[.H271])/[.H271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272]-[.H272])/[.H272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273]-[.H273])/[.H273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3">
            <text:p>1043</text:p>
          </table:table-cell>
          <table:table-cell table:formula="of:=ABS([.I274]-[.H274])/[.H274]" office:value-type="float" office:value="0.271951219512195">
            <text:p>0.27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275]-[.H275])/[.H275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66">
            <text:p>766</text:p>
          </table:table-cell>
          <table:table-cell table:formula="of:=ABS([.I276]-[.H276])/[.H276]" office:value-type="float" office:value="0.0870083432657926">
            <text:p>0.08700834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277]-[.H277])/[.H277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278]-[.H278])/[.H278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279]-[.H279])/[.H279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280]-[.H280])/[.H280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281]-[.H281])/[.H281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27">
            <text:p>1027</text:p>
          </table:table-cell>
          <table:table-cell table:formula="of:=ABS([.I282]-[.H282])/[.H282]" office:value-type="float" office:value="1.48067632850242">
            <text:p>1.4806763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283]-[.H283])/[.H283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284]-[.H284])/[.H284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285]-[.H285])/[.H285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286]-[.H286])/[.H286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287]-[.H287])/[.H287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288]-[.H288])/[.H288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289]-[.H289])/[.H289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69:.D289]; &quot;T&quot;)" office:value-type="float" office:value="2">
            <text:p>2</text:p>
          </table:table-cell>
          <table:table-cell table:style-name="ce1" table:formula="of:=[.E290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269:.J289])" office:value-type="float" office:value="1.00266379146749">
            <text:p>1.00266379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291]-[.H291])/[.H291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292]-[.H292])/[.H292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293]-[.H293])/[.H293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57">
            <text:p>957</text:p>
          </table:table-cell>
          <table:table-cell table:formula="of:=ABS([.I294]-[.H294])/[.H294]" office:value-type="float" office:value="1.23598130841122">
            <text:p>1.23598130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295]-[.H295])/[.H295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291:.D295]; &quot;T&quot;)" office:value-type="float" office:value="0">
            <text:p>0</text:p>
          </table:table-cell>
          <table:table-cell table:formula="of:=[.E296]/5" office:value-type="float" office:value="0">
            <text:p>0</text:p>
          </table:table-cell>
          <table:table-cell table:number-columns-repeated="3"/>
          <table:table-cell table:style-name="ce1" table:formula="of:=AVERAGE([.J291:.J295])" office:value-type="float" office:value="0.928766638818827">
            <text:p>0.92876663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297]-[.H297])/[.H297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298]-[.H298])/[.H2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299]-[.H299])/[.H299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300]-[.H300])/[.H300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301]-[.H301])/[.H301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97:.D301]; &quot;T&quot;)" office:value-type="float" office:value="1">
            <text:p>1</text:p>
          </table:table-cell>
          <table:table-cell table:style-name="ce1" table:formula="of:=[.E302]/21" office:value-type="float" office:value="0.0476190476190476">
            <text:p>0.0476190476</text:p>
          </table:table-cell>
          <table:table-cell table:number-columns-repeated="3"/>
          <table:table-cell table:style-name="ce2" table:formula="of:=AVERAGE([.J297:.J301])" office:value-type="float" office:value="0.595417772749039">
            <text:p>0.5954177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290];[.E268];[.E246];[.E224])" office:value-type="float" office:value="59">
            <text:p>59</text:p>
          </table:table-cell>
          <table:table-cell table:style-name="ce1" table:formula="of:=[.E303]/(4*21)" office:value-type="float" office:value="0.702380952380952">
            <text:p>0.7023809524</text:p>
          </table:table-cell>
          <table:table-cell table:number-columns-repeated="3"/>
          <table:table-cell table:style-name="ce3" table:formula="of:=AVERAGE([.J269:.J289];[.J247:.J267];[.J225:.J245];[.J203:.J223])" office:value-type="float" office:value="0.304660108031218">
            <text:p>0.304660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304]-[.H304])/[.H304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305]-[.H305])/[.H305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06]-[.H306])/[.H3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61">
            <text:p>861</text:p>
          </table:table-cell>
          <table:table-cell table:formula="of:=ABS([.I307]-[.H307])/[.H307]" office:value-type="float" office:value="0.00577367205542725">
            <text:p>0.0057736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308]-[.H308])/[.H3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309]-[.H309])/[.H3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53">
            <text:p>853</text:p>
          </table:table-cell>
          <table:table-cell table:formula="of:=ABS([.I310]-[.H310])/[.H310]" office:value-type="float" office:value="0.0415730337078652">
            <text:p>0.04157303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1">
            <text:p>1001</text:p>
          </table:table-cell>
          <table:table-cell table:formula="of:=ABS([.I311]-[.H311])/[.H311]" office:value-type="float" office:value="0.0205479452054794">
            <text:p>0.0205479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312]-[.H312])/[.H312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313]-[.H313])/[.H3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4]-[.H314])/[.H3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56">
            <text:p>1056</text:p>
          </table:table-cell>
          <table:table-cell table:formula="of:=ABS([.I315]-[.H315])/[.H315]" office:value-type="float" office:value="0.0149253731343284">
            <text:p>0.0149253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02">
            <text:p>902</text:p>
          </table:table-cell>
          <table:table-cell table:formula="of:=ABS([.I316]-[.H316])/[.H316]" office:value-type="float" office:value="0.0495258166491043">
            <text:p>0.04952581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317]-[.H317])/[.H317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6">
            <text:p>806</text:p>
          </table:table-cell>
          <table:table-cell table:formula="of:=ABS([.I318]-[.H318])/[.H318]" office:value-type="float" office:value="0.0182704019488429">
            <text:p>0.01827040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19]-[.H319])/[.H319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6">
            <text:p>986</text:p>
          </table:table-cell>
          <table:table-cell table:formula="of:=ABS([.I320]-[.H320])/[.H320]" office:value-type="float" office:value="0.031434184675835">
            <text:p>0.03143418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21]-[.H321])/[.H3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80">
            <text:p>980</text:p>
          </table:table-cell>
          <table:table-cell table:formula="of:=ABS([.I322]-[.H322])/[.H322]" office:value-type="float" office:value="0.0604026845637584">
            <text:p>0.06040268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323]-[.H323])/[.H323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324]-[.H324])/[.H32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04:.D324]; &quot;T&quot;)" office:value-type="float" office:value="21">
            <text:p>21</text:p>
          </table:table-cell>
          <table:table-cell table:style-name="ce1" table:formula="of:=[.E325]/21" office:value-type="float" office:value="1">
            <text:p>1</text:p>
          </table:table-cell>
          <table:table-cell table:number-columns-repeated="3"/>
          <table:table-cell table:style-name="ce1" table:formula="of:=AVERAGE([.J304:.J324])" office:value-type="float" office:value="0.0143357051372408">
            <text:p>0.0143357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326]-[.H326])/[.H3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49">
            <text:p>749</text:p>
          </table:table-cell>
          <table:table-cell table:formula="of:=ABS([.I327]-[.H327])/[.H327]" office:value-type="float" office:value="0.148863636363636">
            <text:p>0.1488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29">
            <text:p>829</text:p>
          </table:table-cell>
          <table:table-cell table:formula="of:=ABS([.I328]-[.H328])/[.H328]" office:value-type="float" office:value="0.0727069351230425">
            <text:p>0.0727069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91">
            <text:p>691</text:p>
          </table:table-cell>
          <table:table-cell table:formula="of:=ABS([.I329]-[.H329])/[.H329]" office:value-type="float" office:value="0.129722921914358">
            <text:p>0.1297229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330]-[.H330])/[.H3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5">
            <text:p>815</text:p>
          </table:table-cell>
          <table:table-cell table:formula="of:=ABS([.I331]-[.H331])/[.H331]" office:value-type="float" office:value="0.0728100113765643">
            <text:p>0.07281001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46">
            <text:p>746</text:p>
          </table:table-cell>
          <table:table-cell table:formula="of:=ABS([.I332]-[.H332])/[.H332]" office:value-type="float" office:value="0.0824108241082411">
            <text:p>0.0824108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33]-[.H333])/[.H3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48">
            <text:p>548</text:p>
          </table:table-cell>
          <table:table-cell table:formula="of:=ABS([.I334]-[.H334])/[.H334]" office:value-type="float" office:value="0.279894875164257">
            <text:p>0.2798948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335]-[.H335])/[.H335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336]-[.H336])/[.H3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8">
            <text:p>978</text:p>
          </table:table-cell>
          <table:table-cell table:formula="of:=ABS([.I337]-[.H337])/[.H337]" office:value-type="float" office:value="0.0326409495548961">
            <text:p>0.03264094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06">
            <text:p>906</text:p>
          </table:table-cell>
          <table:table-cell table:formula="of:=ABS([.I338]-[.H338])/[.H338]" office:value-type="float" office:value="0.0278969957081545">
            <text:p>0.0278969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39]-[.H339])/[.H3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340]-[.H340])/[.H340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41]-[.H341])/[.H3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42]-[.H342])/[.H3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343]-[.H343])/[.H3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67">
            <text:p>867</text:p>
          </table:table-cell>
          <table:table-cell table:formula="of:=ABS([.I344]-[.H344])/[.H344]" office:value-type="float" office:value="0.128643216080402">
            <text:p>0.12864321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345]-[.H345])/[.H345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table:formula="of:=ABS([.I346]-[.H346])/[.H346]" office:value-type="float" office:value="0.0032051282051282">
            <text:p>0.003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26:.D346]; &quot;T&quot;)" office:value-type="float" office:value="21">
            <text:p>21</text:p>
          </table:table-cell>
          <table:table-cell table:style-name="ce1" table:formula="of:=[.E347]/21" office:value-type="float" office:value="1">
            <text:p>1</text:p>
          </table:table-cell>
          <table:table-cell table:number-columns-repeated="3"/>
          <table:table-cell table:style-name="ce1" table:formula="of:=AVERAGE([.J326:.J346])" office:value-type="float" office:value="0.0473800310699121">
            <text:p>0.04738003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81">
            <text:p>581</text:p>
          </table:table-cell>
          <table:table-cell table:formula="of:=ABS([.I348]-[.H348])/[.H348]" office:value-type="float" office:value="0.215924426450742">
            <text:p>0.2159244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349]-[.H349])/[.H3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31">
            <text:p>731</text:p>
          </table:table-cell>
          <table:table-cell table:formula="of:=ABS([.I350]-[.H350])/[.H350]" office:value-type="float" office:value="0.0839598997493734">
            <text:p>0.0839598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26">
            <text:p>626</text:p>
          </table:table-cell>
          <table:table-cell table:formula="of:=ABS([.I351]-[.H351])/[.H351]" office:value-type="float" office:value="0.0887918486171761">
            <text:p>0.08879184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26">
            <text:p>926</text:p>
          </table:table-cell>
          <table:table-cell table:formula="of:=ABS([.I352]-[.H352])/[.H352]" office:value-type="float" office:value="0.0885826771653543">
            <text:p>0.0885826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353]-[.H353])/[.H353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354]-[.H354])/[.H354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355]-[.H355])/[.H355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89">
            <text:p>489</text:p>
          </table:table-cell>
          <table:table-cell table:formula="of:=ABS([.I356]-[.H356])/[.H356]" office:value-type="float" office:value="0.0825515947467167">
            <text:p>0.0825515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83">
            <text:p>583</text:p>
          </table:table-cell>
          <table:table-cell table:formula="of:=ABS([.I357]-[.H357])/[.H357]" office:value-type="float" office:value="0.195862068965517">
            <text:p>0.195862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59">
            <text:p>959</text:p>
          </table:table-cell>
          <table:table-cell table:formula="of:=ABS([.I358]-[.H358])/[.H358]" office:value-type="float" office:value="0.297699594046008">
            <text:p>0.297699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575">
            <text:p>575</text:p>
          </table:table-cell>
          <table:table-cell table:formula="of:=ABS([.I359]-[.H359])/[.H359]" office:value-type="float" office:value="0.319526627218935">
            <text:p>0.3195266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360]-[.H360])/[.H360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438">
            <text:p>438</text:p>
          </table:table-cell>
          <table:table-cell table:formula="of:=ABS([.I361]-[.H361])/[.H361]" office:value-type="float" office:value="0.366136034732272">
            <text:p>0.3661360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362]-[.H362])/[.H362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22">
            <text:p>722</text:p>
          </table:table-cell>
          <table:table-cell table:formula="of:=ABS([.I363]-[.H363])/[.H363]" office:value-type="float" office:value="0.146572104018913">
            <text:p>0.1465721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474">
            <text:p>474</text:p>
          </table:table-cell>
          <table:table-cell table:formula="of:=ABS([.I364]-[.H364])/[.H364]" office:value-type="float" office:value="0.481400437636762">
            <text:p>0.48140043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44">
            <text:p>844</text:p>
          </table:table-cell>
          <table:table-cell table:formula="of:=ABS([.I365]-[.H365])/[.H365]" office:value-type="float" office:value="0.150905432595573">
            <text:p>0.1509054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41">
            <text:p>941</text:p>
          </table:table-cell>
          <table:table-cell table:formula="of:=ABS([.I366]-[.H366])/[.H366]" office:value-type="float" office:value="0.00842992623814542">
            <text:p>0.0084299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367]-[.H367])/[.H367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09">
            <text:p>809</text:p>
          </table:table-cell>
          <table:table-cell table:formula="of:=ABS([.I368]-[.H368])/[.H368]" office:value-type="float" office:value="0.115846994535519">
            <text:p>0.11584699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48:.D368]; &quot;T&quot;)" office:value-type="float" office:value="14">
            <text:p>14</text:p>
          </table:table-cell>
          <table:table-cell table:style-name="ce1" table:formula="of:=[.E369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348:.J368])" office:value-type="float" office:value="0.211246024844786">
            <text:p>0.2112460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370]-[.H370])/[.H3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371]-[.H371])/[.H371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372]-[.H372])/[.H372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373]-[.H373])/[.H373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374]-[.H374])/[.H374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375]-[.H375])/[.H375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376]-[.H376])/[.H376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377]-[.H377])/[.H377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378]-[.H378])/[.H378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379]-[.H379])/[.H379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380]-[.H380])/[.H380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381]-[.H381])/[.H381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382]-[.H382])/[.H382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383]-[.H383])/[.H383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27">
            <text:p>727</text:p>
          </table:table-cell>
          <table:table-cell table:formula="of:=ABS([.I384]-[.H384])/[.H384]" office:value-type="float" office:value="0.0946450809464508">
            <text:p>0.0946450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9">
            <text:p>979</text:p>
          </table:table-cell>
          <table:table-cell table:formula="of:=ABS([.I385]-[.H385])/[.H385]" office:value-type="float" office:value="1.26096997690531">
            <text:p>1.2609699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386]-[.H386])/[.H386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82">
            <text:p>1082</text:p>
          </table:table-cell>
          <table:table-cell table:formula="of:=ABS([.I387]-[.H387])/[.H387]" office:value-type="float" office:value="0.720190779014308">
            <text:p>0.720190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46">
            <text:p>946</text:p>
          </table:table-cell>
          <table:table-cell table:formula="of:=ABS([.I388]-[.H388])/[.H388]" office:value-type="float" office:value="1.04319654427646">
            <text:p>1.04319654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389]-[.H389])/[.H389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390]-[.H390])/[.H390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70:.D390]; &quot;T&quot;)" office:value-type="float" office:value="2">
            <text:p>2</text:p>
          </table:table-cell>
          <table:table-cell table:style-name="ce1" table:formula="of:=[.E391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370:.J390])" office:value-type="float" office:value="0.992638062244737">
            <text:p>0.9926380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392]-[.H392])/[.H392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393]-[.H393])/[.H393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394]-[.H394])/[.H394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395]-[.H395])/[.H395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396]-[.H396])/[.H396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392:.D396]; &quot;T&quot;)" office:value-type="float" office:value="0">
            <text:p>0</text:p>
          </table:table-cell>
          <table:table-cell table:formula="of:=[.E397]/5" office:value-type="float" office:value="0">
            <text:p>0</text:p>
          </table:table-cell>
          <table:table-cell table:number-columns-repeated="3"/>
          <table:table-cell table:style-name="ce1" table:formula="of:=AVERAGE([.J392:.J396])" office:value-type="float" office:value="0.916708853507741">
            <text:p>0.9167088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398]-[.H398])/[.H398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ABS([.I399]-[.H399])/[.H399]" office:value-type="float" office:value="0.380398671096345">
            <text:p>0.38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400]-[.H400])/[.H400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401]-[.H401])/[.H401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402]-[.H402])/[.H402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98:.D402]; &quot;T&quot;)" office:value-type="float" office:value="0">
            <text:p>0</text:p>
          </table:table-cell>
          <table:table-cell table:style-name="ce1" table:formula="of:=[.E403]/21" office:value-type="float" office:value="0">
            <text:p>0</text:p>
          </table:table-cell>
          <table:table-cell table:number-columns-repeated="3"/>
          <table:table-cell table:style-name="ce2" table:formula="of:=AVERAGE([.J398:.J402])" office:value-type="float" office:value="0.68431801978882">
            <text:p>0.68431801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391];[.E369];[.E347];[.E325])" office:value-type="float" office:value="58">
            <text:p>58</text:p>
          </table:table-cell>
          <table:table-cell table:style-name="ce1" table:formula="of:=[.E404]/(4*21)" office:value-type="float" office:value="0.69047619047619">
            <text:p>0.6904761905</text:p>
          </table:table-cell>
          <table:table-cell table:number-columns-repeated="3"/>
          <table:table-cell table:style-name="ce3" table:formula="of:=AVERAGE([.J370:.J390];[.J348:.J368];[.J326:.J346];[.J304:.J324])" office:value-type="float" office:value="0.316399955824169">
            <text:p>0.31639995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1">
            <text:p>851</text:p>
          </table:table-cell>
          <table:table-cell table:formula="of:=ABS([.I405]-[.H405])/[.H405]" office:value-type="float" office:value="0.00467836257309942">
            <text:p>0.004678362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67">
            <text:p>867</text:p>
          </table:table-cell>
          <table:table-cell table:formula="of:=ABS([.I406]-[.H406])/[.H406]" office:value-type="float" office:value="0.0462046204620462">
            <text:p>0.046204620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407]-[.H407])/[.H4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21">
            <text:p>721</text:p>
          </table:table-cell>
          <table:table-cell table:formula="of:=ABS([.I408]-[.H408])/[.H408]" office:value-type="float" office:value="0.16743648960739">
            <text:p>0.1674364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409]-[.H409])/[.H4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410]-[.H410])/[.H4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411]-[.H411])/[.H411]" office:value-type="float" office:value="0.00337078651685393">
            <text:p>0.0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412]-[.H412])/[.H4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413]-[.H413])/[.H413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414]-[.H414])/[.H4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415]-[.H415])/[.H4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416]-[.H416])/[.H4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417]-[.H417])/[.H4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418]-[.H418])/[.H418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419]-[.H419])/[.H4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420]-[.H420])/[.H4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1">
            <text:p>981</text:p>
          </table:table-cell>
          <table:table-cell table:formula="of:=ABS([.I421]-[.H421])/[.H421]" office:value-type="float" office:value="0.0363457760314342">
            <text:p>0.0363457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7">
            <text:p>1137</text:p>
          </table:table-cell>
          <table:table-cell table:formula="of:=ABS([.I422]-[.H422])/[.H422]" office:value-type="float" office:value="0.0290350128095645">
            <text:p>0.0290350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423]-[.H423])/[.H4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78">
            <text:p>978</text:p>
          </table:table-cell>
          <table:table-cell table:formula="of:=ABS([.I424]-[.H424])/[.H424]" office:value-type="float" office:value="0.0151057401812689">
            <text:p>0.0151057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25]-[.H425])/[.H4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05:.D425]; &quot;T&quot;)" office:value-type="float" office:value="21">
            <text:p>21</text:p>
          </table:table-cell>
          <table:table-cell table:style-name="ce1" table:formula="of:=[.E426]/21" office:value-type="float" office:value="1">
            <text:p>1</text:p>
          </table:table-cell>
          <table:table-cell table:number-columns-repeated="3"/>
          <table:table-cell table:style-name="ce1" table:formula="of:=AVERAGE([.J405:.J425])" office:value-type="float" office:value="0.0157870941263053">
            <text:p>0.01578709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427]-[.H427])/[.H4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40">
            <text:p>840</text:p>
          </table:table-cell>
          <table:table-cell table:formula="of:=ABS([.I428]-[.H428])/[.H428]" office:value-type="float" office:value="0.0454545454545455">
            <text:p>0.0454545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429]-[.H429])/[.H4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1027">
            <text:p>1027</text:p>
          </table:table-cell>
          <table:table-cell table:formula="of:=ABS([.I430]-[.H430])/[.H430]" office:value-type="float" office:value="0.293450881612091">
            <text:p>0.2934508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5">
            <text:p>925</text:p>
          </table:table-cell>
          <table:table-cell table:formula="of:=ABS([.I431]-[.H431])/[.H431]" office:value-type="float" office:value="0.131455399061033">
            <text:p>0.13145539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8">
            <text:p>848</text:p>
          </table:table-cell>
          <table:table-cell table:formula="of:=ABS([.I432]-[.H432])/[.H432]" office:value-type="float" office:value="0.0352673492605233">
            <text:p>0.0352673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5">
            <text:p>765</text:p>
          </table:table-cell>
          <table:table-cell table:formula="of:=ABS([.I433]-[.H433])/[.H433]" office:value-type="float" office:value="0.0590405904059041">
            <text:p>0.0590405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37">
            <text:p>937</text:p>
          </table:table-cell>
          <table:table-cell table:formula="of:=ABS([.I434]-[.H434])/[.H434]" office:value-type="float" office:value="0.0676616915422886">
            <text:p>0.06766169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57">
            <text:p>657</text:p>
          </table:table-cell>
          <table:table-cell table:formula="of:=ABS([.I435]-[.H435])/[.H435]" office:value-type="float" office:value="0.136662286465177">
            <text:p>0.1366622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83">
            <text:p>683</text:p>
          </table:table-cell>
          <table:table-cell table:formula="of:=ABS([.I436]-[.H436])/[.H436]" office:value-type="float" office:value="0.132147395171537">
            <text:p>0.1321473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437]-[.H437])/[.H437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438]-[.H438])/[.H438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22">
            <text:p>922</text:p>
          </table:table-cell>
          <table:table-cell table:formula="of:=ABS([.I439]-[.H439])/[.H439]" office:value-type="float" office:value="0.0107296137339056">
            <text:p>0.0107296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74">
            <text:p>874</text:p>
          </table:table-cell>
          <table:table-cell table:formula="of:=ABS([.I440]-[.H440])/[.H440]" office:value-type="float" office:value="0.0256410256410256">
            <text:p>0.02564102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441]-[.H441])/[.H441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442]-[.H442])/[.H4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443]-[.H443])/[.H4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04">
            <text:p>1104</text:p>
          </table:table-cell>
          <table:table-cell table:formula="of:=ABS([.I444]-[.H444])/[.H444]" office:value-type="float" office:value="0.029023746701847">
            <text:p>0.029023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45]-[.H445])/[.H4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46]-[.H446])/[.H4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3">
            <text:p>913</text:p>
          </table:table-cell>
          <table:table-cell table:formula="of:=ABS([.I447]-[.H447])/[.H447]" office:value-type="float" office:value="0.0245726495726496">
            <text:p>0.02457264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27:.D447]; &quot;T&quot;)" office:value-type="float" office:value="20">
            <text:p>20</text:p>
          </table:table-cell>
          <table:table-cell table:style-name="ce1" table:formula="of:=[.E448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427:.J447])" office:value-type="float" office:value="0.0494878898299417">
            <text:p>0.0494878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49]-[.H449])/[.H449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50]-[.H450])/[.H4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6">
            <text:p>746</text:p>
          </table:table-cell>
          <table:table-cell table:formula="of:=ABS([.I451]-[.H451])/[.H451]" office:value-type="float" office:value="0.0651629072681704">
            <text:p>0.06516290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81">
            <text:p>581</text:p>
          </table:table-cell>
          <table:table-cell table:formula="of:=ABS([.I452]-[.H452])/[.H452]" office:value-type="float" office:value="0.15429403202329">
            <text:p>0.154294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78">
            <text:p>978</text:p>
          </table:table-cell>
          <table:table-cell table:formula="of:=ABS([.I453]-[.H453])/[.H453]" office:value-type="float" office:value="0.0374015748031496">
            <text:p>0.0374015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454]-[.H454])/[.H454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39">
            <text:p>539</text:p>
          </table:table-cell>
          <table:table-cell table:formula="of:=ABS([.I455]-[.H455])/[.H455]" office:value-type="float" office:value="0.244039270687237">
            <text:p>0.24403927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21">
            <text:p>721</text:p>
          </table:table-cell>
          <table:table-cell table:formula="of:=ABS([.I456]-[.H456])/[.H456]" office:value-type="float" office:value="0.197104677060134">
            <text:p>0.19710467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50">
            <text:p>450</text:p>
          </table:table-cell>
          <table:table-cell table:formula="of:=ABS([.I457]-[.H457])/[.H457]" office:value-type="float" office:value="0.155722326454034">
            <text:p>0.1557223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71">
            <text:p>571</text:p>
          </table:table-cell>
          <table:table-cell table:formula="of:=ABS([.I458]-[.H458])/[.H458]" office:value-type="float" office:value="0.212413793103448">
            <text:p>0.21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8">
            <text:p>628</text:p>
          </table:table-cell>
          <table:table-cell table:formula="of:=ABS([.I459]-[.H459])/[.H459]" office:value-type="float" office:value="0.15020297699594">
            <text:p>0.150202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2">
            <text:p>742</text:p>
          </table:table-cell>
          <table:table-cell table:formula="of:=ABS([.I460]-[.H460])/[.H460]" office:value-type="float" office:value="0.12189349112426">
            <text:p>0.1218934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461]-[.H461])/[.H461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70">
            <text:p>570</text:p>
          </table:table-cell>
          <table:table-cell table:formula="of:=ABS([.I462]-[.H462])/[.H462]" office:value-type="float" office:value="0.175108538350217">
            <text:p>0.17510853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463]-[.H463])/[.H463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464]-[.H464])/[.H4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465]-[.H465])/[.H465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20">
            <text:p>920</text:p>
          </table:table-cell>
          <table:table-cell table:formula="of:=ABS([.I466]-[.H466])/[.H466]" office:value-type="float" office:value="0.0744466800804829">
            <text:p>0.0744466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77">
            <text:p>877</text:p>
          </table:table-cell>
          <table:table-cell table:formula="of:=ABS([.I467]-[.H467])/[.H467]" office:value-type="float" office:value="0.0758693361433088">
            <text:p>0.0758693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15">
            <text:p>715</text:p>
          </table:table-cell>
          <table:table-cell table:formula="of:=ABS([.I468]-[.H468])/[.H468]" office:value-type="float" office:value="0.0415549597855228">
            <text:p>0.0415549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09">
            <text:p>809</text:p>
          </table:table-cell>
          <table:table-cell table:formula="of:=ABS([.I469]-[.H469])/[.H469]" office:value-type="float" office:value="0.115846994535519">
            <text:p>0.11584699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49:.D469]; &quot;T&quot;)" office:value-type="float" office:value="17">
            <text:p>17</text:p>
          </table:table-cell>
          <table:table-cell table:style-name="ce1" table:formula="of:=[.E470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449:.J469])" office:value-type="float" office:value="0.139389078721174">
            <text:p>0.1393890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471]-[.H471])/[.H471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472]-[.H472])/[.H472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0">
            <text:p>1160</text:p>
          </table:table-cell>
          <table:table-cell table:formula="of:=ABS([.I473]-[.H473])/[.H473]" office:value-type="float" office:value="1.14814814814815">
            <text:p>1.14814814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474]-[.H474])/[.H474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475]-[.H475])/[.H475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476]-[.H476])/[.H476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477]-[.H477])/[.H477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83">
            <text:p>783</text:p>
          </table:table-cell>
          <table:table-cell table:formula="of:=ABS([.I478]-[.H478])/[.H478]" office:value-type="float" office:value="0.066746126340882">
            <text:p>0.0667461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479]-[.H479])/[.H479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480]-[.H480])/[.H480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481]-[.H481])/[.H481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482]-[.H482])/[.H482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47">
            <text:p>947</text:p>
          </table:table-cell>
          <table:table-cell table:formula="of:=ABS([.I483]-[.H483])/[.H483]" office:value-type="float" office:value="2.08469055374593">
            <text:p>2.0846905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484]-[.H484])/[.H484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485]-[.H485])/[.H485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486]-[.H486])/[.H486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487]-[.H487])/[.H487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488]-[.H488])/[.H488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489]-[.H489])/[.H489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490]-[.H490])/[.H490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491]-[.H491])/[.H491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71:.D491]; &quot;T&quot;)" office:value-type="float" office:value="2">
            <text:p>2</text:p>
          </table:table-cell>
          <table:table-cell table:style-name="ce1" table:formula="of:=[.E492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471:.J491])" office:value-type="float" office:value="1.00536695841245">
            <text:p>1.0053669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493]-[.H493])/[.H493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74">
            <text:p>1074</text:p>
          </table:table-cell>
          <table:table-cell table:formula="of:=ABS([.I494]-[.H494])/[.H494]" office:value-type="float" office:value="0.787021630615641">
            <text:p>0.7870216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495]-[.H495])/[.H495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496]-[.H496])/[.H496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497]-[.H497])/[.H497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93:.D497]; &quot;T&quot;)" office:value-type="float" office:value="0">
            <text:p>0</text:p>
          </table:table-cell>
          <table:table-cell table:formula="of:=[.E498]/5" office:value-type="float" office:value="0">
            <text:p>0</text:p>
          </table:table-cell>
          <table:table-cell table:number-columns-repeated="3"/>
          <table:table-cell table:style-name="ce1" table:formula="of:=AVERAGE([.J493:.J497])" office:value-type="float" office:value="0.91316102823211">
            <text:p>0.91316102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499]-[.H499])/[.H499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500]-[.H500])/[.H500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501]-[.H501])/[.H501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ABS([.I502]-[.H502])/[.H502]" office:value-type="float" office:value="0.148101265822785">
            <text:p>0.1481012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503]-[.H503])/[.H503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99:.D503]; &quot;T&quot;)" office:value-type="float" office:value="0">
            <text:p>0</text:p>
          </table:table-cell>
          <table:table-cell table:style-name="ce1" table:formula="of:=[.E504]/21" office:value-type="float" office:value="0">
            <text:p>0</text:p>
          </table:table-cell>
          <table:table-cell table:number-columns-repeated="3"/>
          <table:table-cell table:style-name="ce2" table:formula="of:=AVERAGE([.J499:.J503])" office:value-type="float" office:value="0.674392498347255">
            <text:p>0.674392498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492];[.E470];[.E448];[.E426])" office:value-type="float" office:value="60">
            <text:p>60</text:p>
          </table:table-cell>
          <table:table-cell table:style-name="ce1" table:formula="of:=[.E505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471:.J491];[.J449:.J469];[.J427:.J447];[.J405:.J425])" office:value-type="float" office:value="0.302507755272468">
            <text:p>0.30250775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506]-[.H506])/[.H506]" office:value-type="float" office:value="0.00233918128654971">
            <text:p>0.00233918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507]-[.H507])/[.H507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508]-[.H508])/[.H5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61">
            <text:p>861</text:p>
          </table:table-cell>
          <table:table-cell table:formula="of:=ABS([.I509]-[.H509])/[.H509]" office:value-type="float" office:value="0.00577367205542725">
            <text:p>0.0057736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10]-[.H510])/[.H5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511]-[.H511])/[.H5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69">
            <text:p>869</text:p>
          </table:table-cell>
          <table:table-cell table:formula="of:=ABS([.I512]-[.H512])/[.H512]" office:value-type="float" office:value="0.0235955056179775">
            <text:p>0.0235955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80">
            <text:p>980</text:p>
          </table:table-cell>
          <table:table-cell table:formula="of:=ABS([.I513]-[.H513])/[.H513]" office:value-type="float" office:value="0.0410958904109589">
            <text:p>0.0410958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514]-[.H514])/[.H514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68">
            <text:p>868</text:p>
          </table:table-cell>
          <table:table-cell table:formula="of:=ABS([.I515]-[.H515])/[.H515]" office:value-type="float" office:value="0.0636461704422869">
            <text:p>0.06364617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516]-[.H516])/[.H5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39">
            <text:p>1039</text:p>
          </table:table-cell>
          <table:table-cell table:formula="of:=ABS([.I517]-[.H517])/[.H517]" office:value-type="float" office:value="0.0307835820895522">
            <text:p>0.03078358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0">
            <text:p>940</text:p>
          </table:table-cell>
          <table:table-cell table:formula="of:=ABS([.I518]-[.H518])/[.H518]" office:value-type="float" office:value="0.00948366701791359">
            <text:p>0.009483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93">
            <text:p>893</text:p>
          </table:table-cell>
          <table:table-cell table:formula="of:=ABS([.I519]-[.H519])/[.H519]" office:value-type="float" office:value="0.0314533622559653">
            <text:p>0.03145336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520]-[.H520])/[.H520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31">
            <text:p>931</text:p>
          </table:table-cell>
          <table:table-cell table:formula="of:=ABS([.I521]-[.H521])/[.H521]"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6">
            <text:p>986</text:p>
          </table:table-cell>
          <table:table-cell table:formula="of:=ABS([.I522]-[.H522])/[.H522]" office:value-type="float" office:value="0.031434184675835">
            <text:p>0.03143418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5">
            <text:p>1135</text:p>
          </table:table-cell>
          <table:table-cell table:formula="of:=ABS([.I523]-[.H523])/[.H523]" office:value-type="float" office:value="0.0307429547395389">
            <text:p>0.0307429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524]-[.H524])/[.H5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44">
            <text:p>944</text:p>
          </table:table-cell>
          <table:table-cell table:formula="of:=ABS([.I525]-[.H525])/[.H525]" office:value-type="float" office:value="0.0493454179254784">
            <text:p>0.0493454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526]-[.H526])/[.H52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06:.D526]; &quot;T&quot;)" office:value-type="float" office:value="21">
            <text:p>21</text:p>
          </table:table-cell>
          <table:table-cell table:style-name="ce1" table:formula="of:=[.E527]/21" office:value-type="float" office:value="1">
            <text:p>1</text:p>
          </table:table-cell>
          <table:table-cell table:number-columns-repeated="3"/>
          <table:table-cell table:style-name="ce1" table:formula="of:=AVERAGE([.J506:.J526])" office:value-type="float" office:value="0.0187820643849751">
            <text:p>0.01878206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87">
            <text:p>687</text:p>
          </table:table-cell>
          <table:table-cell table:formula="of:=ABS([.I528]-[.H528])/[.H528]" office:value-type="float" office:value="0.13801756587202">
            <text:p>0.13801756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99">
            <text:p>799</text:p>
          </table:table-cell>
          <table:table-cell table:formula="of:=ABS([.I529]-[.H529])/[.H529]" office:value-type="float" office:value="0.0920454545454545">
            <text:p>0.0920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28">
            <text:p>728</text:p>
          </table:table-cell>
          <table:table-cell table:formula="of:=ABS([.I530]-[.H530])/[.H530]" office:value-type="float" office:value="0.185682326621924">
            <text:p>0.18568232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47">
            <text:p>647</text:p>
          </table:table-cell>
          <table:table-cell table:formula="of:=ABS([.I531]-[.H531])/[.H531]" office:value-type="float" office:value="0.185138539042821">
            <text:p>0.1851385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  <table:table-cell table:formula="of:=ABS([.I532]-[.H532])/[.H532]" office:value-type="float" office:value="0.0225352112676056">
            <text:p>0.02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8">
            <text:p>848</text:p>
          </table:table-cell>
          <table:table-cell table:formula="of:=ABS([.I533]-[.H533])/[.H533]" office:value-type="float" office:value="0.0352673492605233">
            <text:p>0.0352673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691">
            <text:p>691</text:p>
          </table:table-cell>
          <table:table-cell table:formula="of:=ABS([.I534]-[.H534])/[.H534]" office:value-type="float" office:value="0.150061500615006">
            <text:p>0.150061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535]-[.H535])/[.H5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79">
            <text:p>579</text:p>
          </table:table-cell>
          <table:table-cell table:formula="of:=ABS([.I536]-[.H536])/[.H536]" office:value-type="float" office:value="0.23915900131406">
            <text:p>0.23915900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51">
            <text:p>751</text:p>
          </table:table-cell>
          <table:table-cell table:formula="of:=ABS([.I537]-[.H537])/[.H537]" office:value-type="float" office:value="0.0457433290978399">
            <text:p>0.04574332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32">
            <text:p>632</text:p>
          </table:table-cell>
          <table:table-cell table:formula="of:=ABS([.I538]-[.H538])/[.H538]" office:value-type="float" office:value="0.203026481715006">
            <text:p>0.20302648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65">
            <text:p>965</text:p>
          </table:table-cell>
          <table:table-cell table:formula="of:=ABS([.I539]-[.H539])/[.H539]" office:value-type="float" office:value="0.0454995054401583">
            <text:p>0.04549950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540]-[.H540])/[.H5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92">
            <text:p>692</text:p>
          </table:table-cell>
          <table:table-cell table:formula="of:=ABS([.I541]-[.H541])/[.H541]" office:value-type="float" office:value="0.228539576365663">
            <text:p>0.2285395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72">
            <text:p>672</text:p>
          </table:table-cell>
          <table:table-cell table:formula="of:=ABS([.I542]-[.H542])/[.H542]" office:value-type="float" office:value="0.0588235294117647">
            <text:p>0.05882352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92">
            <text:p>892</text:p>
          </table:table-cell>
          <table:table-cell table:formula="of:=ABS([.I543]-[.H543])/[.H543]" office:value-type="float" office:value="0.0813594232749743">
            <text:p>0.08135942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table:formula="of:=ABS([.I544]-[.H544])/[.H544]" office:value-type="float" office:value="0.0350109409190372">
            <text:p>0.0350109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04">
            <text:p>1104</text:p>
          </table:table-cell>
          <table:table-cell table:formula="of:=ABS([.I545]-[.H545])/[.H545]" office:value-type="float" office:value="0.029023746701847">
            <text:p>0.029023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46]-[.H546])/[.H5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547]-[.H547])/[.H547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548]-[.H548])/[.H54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28:.D548]; &quot;T&quot;)" office:value-type="float" office:value="21">
            <text:p>21</text:p>
          </table:table-cell>
          <table:table-cell table:style-name="ce1" table:formula="of:=[.E549]/21" office:value-type="float" office:value="1">
            <text:p>1</text:p>
          </table:table-cell>
          <table:table-cell table:number-columns-repeated="3"/>
          <table:table-cell table:style-name="ce1" table:formula="of:=AVERAGE([.J528:.J548])" office:value-type="float" office:value="0.0846306166803751">
            <text:p>0.08463061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79">
            <text:p>579</text:p>
          </table:table-cell>
          <table:table-cell table:formula="of:=ABS([.I550]-[.H550])/[.H550]" office:value-type="float" office:value="0.218623481781376">
            <text:p>0.2186234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676">
            <text:p>676</text:p>
          </table:table-cell>
          <table:table-cell table:formula="of:=ABS([.I551]-[.H551])/[.H551]" office:value-type="float" office:value="0.174603174603175">
            <text:p>0.1746031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07">
            <text:p>507</text:p>
          </table:table-cell>
          <table:table-cell table:formula="of:=ABS([.I552]-[.H552])/[.H552]" office:value-type="float" office:value="0.364661654135338">
            <text:p>0.3646616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553]-[.H553])/[.H553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52">
            <text:p>852</text:p>
          </table:table-cell>
          <table:table-cell table:formula="of:=ABS([.I554]-[.H554])/[.H554]" office:value-type="float" office:value="0.161417322834646">
            <text:p>0.16141732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555]-[.H555])/[.H5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556]-[.H556])/[.H556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557]-[.H557])/[.H557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96">
            <text:p>496</text:p>
          </table:table-cell>
          <table:table-cell table:formula="of:=ABS([.I558]-[.H558])/[.H558]" office:value-type="float" office:value="0.0694183864915572">
            <text:p>0.0694183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7">
            <text:p>637</text:p>
          </table:table-cell>
          <table:table-cell table:formula="of:=ABS([.I559]-[.H559])/[.H559]" office:value-type="float" office:value="0.121379310344828">
            <text:p>0.12137931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63">
            <text:p>563</text:p>
          </table:table-cell>
          <table:table-cell table:formula="of:=ABS([.I560]-[.H560])/[.H560]" office:value-type="float" office:value="0.238159675236806">
            <text:p>0.2381596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609">
            <text:p>609</text:p>
          </table:table-cell>
          <table:table-cell table:formula="of:=ABS([.I561]-[.H561])/[.H561]" office:value-type="float" office:value="0.279289940828402">
            <text:p>0.2792899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639">
            <text:p>639</text:p>
          </table:table-cell>
          <table:table-cell table:formula="of:=ABS([.I562]-[.H562])/[.H562]" office:value-type="float" office:value="0.2291917973462">
            <text:p>0.2291917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04">
            <text:p>604</text:p>
          </table:table-cell>
          <table:table-cell table:formula="of:=ABS([.I563]-[.H563])/[.H563]" office:value-type="float" office:value="0.125904486251809">
            <text:p>0.1259044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95">
            <text:p>595</text:p>
          </table:table-cell>
          <table:table-cell table:formula="of:=ABS([.I564]-[.H564])/[.H564]" office:value-type="float" office:value="0.0449438202247191">
            <text:p>0.0449438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100">
            <text:p>1100</text:p>
          </table:table-cell>
          <table:table-cell table:formula="of:=ABS([.I565]-[.H565])/[.H565]" office:value-type="float" office:value="0.300236406619385">
            <text:p>0.3002364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566]-[.H566])/[.H5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17">
            <text:p>1217</text:p>
          </table:table-cell>
          <table:table-cell table:formula="of:=ABS([.I567]-[.H567])/[.H567]" office:value-type="float" office:value="0.224346076458752">
            <text:p>0.22434607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82">
            <text:p>882</text:p>
          </table:table-cell>
          <table:table-cell table:formula="of:=ABS([.I568]-[.H568])/[.H568]" office:value-type="float" office:value="0.0706006322444679">
            <text:p>0.0706006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1016">
            <text:p>1016</text:p>
          </table:table-cell>
          <table:table-cell table:formula="of:=ABS([.I569]-[.H569])/[.H569]" office:value-type="float" office:value="0.361930294906166">
            <text:p>0.3619302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27">
            <text:p>827</text:p>
          </table:table-cell>
          <table:table-cell table:formula="of:=ABS([.I570]-[.H570])/[.H570]" office:value-type="float" office:value="0.0961748633879781">
            <text:p>0.096174863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50:.D570]; &quot;T&quot;)" office:value-type="float" office:value="17">
            <text:p>17</text:p>
          </table:table-cell>
          <table:table-cell table:style-name="ce1" table:formula="of:=[.E571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550:.J570])" office:value-type="float" office:value="0.176401580721618">
            <text:p>0.1764015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572]-[.H572])/[.H572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573]-[.H573])/[.H573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574]-[.H574])/[.H574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575]-[.H575])/[.H575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576]-[.H576])/[.H576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4">
            <text:p>1044</text:p>
          </table:table-cell>
          <table:table-cell table:formula="of:=ABS([.I577]-[.H577])/[.H577]" office:value-type="float" office:value="0.273170731707317">
            <text:p>0.2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578]-[.H578])/[.H578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579]-[.H579])/[.H579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580]-[.H580])/[.H580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581]-[.H581])/[.H581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59">
            <text:p>459</text:p>
          </table:table-cell>
          <table:table-cell table:formula="of:=ABS([.I582]-[.H582])/[.H582]" office:value-type="float" office:value="0.191901408450704">
            <text:p>0.19190140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583]-[.H583])/[.H583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67">
            <text:p>967</text:p>
          </table:table-cell>
          <table:table-cell table:formula="of:=ABS([.I584]-[.H584])/[.H584]" office:value-type="float" office:value="2.14983713355049">
            <text:p>2.1498371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585]-[.H585])/[.H585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680">
            <text:p>680</text:p>
          </table:table-cell>
          <table:table-cell table:formula="of:=ABS([.I586]-[.H586])/[.H586]" office:value-type="float" office:value="0.153175591531756">
            <text:p>0.15317559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587]-[.H587])/[.H587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588]-[.H588])/[.H588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589]-[.H589])/[.H589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590]-[.H590])/[.H590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591]-[.H591])/[.H5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59">
            <text:p>959</text:p>
          </table:table-cell>
          <table:table-cell table:formula="of:=ABS([.I592]-[.H592])/[.H592]" office:value-type="float" office:value="1.72443181818182">
            <text:p>1.7244318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72:.D592]; &quot;T&quot;)" office:value-type="float" office:value="3">
            <text:p>3</text:p>
          </table:table-cell>
          <table:table-cell table:style-name="ce1" table:formula="of:=[.E593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572:.J592])" office:value-type="float" office:value="0.989809585439308">
            <text:p>0.98980958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594]-[.H594])/[.H594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50">
            <text:p>1050</text:p>
          </table:table-cell>
          <table:table-cell table:formula="of:=ABS([.I595]-[.H595])/[.H595]" office:value-type="float" office:value="0.747088186356073">
            <text:p>0.74708818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596]-[.H596])/[.H596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597]-[.H597])/[.H597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598]-[.H598])/[.H598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594:.D598]; &quot;T&quot;)" office:value-type="float" office:value="0">
            <text:p>0</text:p>
          </table:table-cell>
          <table:table-cell table:formula="of:=[.E599]/5" office:value-type="float" office:value="0">
            <text:p>0</text:p>
          </table:table-cell>
          <table:table-cell table:number-columns-repeated="3"/>
          <table:table-cell table:style-name="ce1" table:formula="of:=AVERAGE([.J594:.J598])" office:value-type="float" office:value="0.905174339380196">
            <text:p>0.9051743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600]-[.H600])/[.H600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ABS([.I601]-[.H601])/[.H601]" office:value-type="float" office:value="0.380398671096345">
            <text:p>0.38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78">
            <text:p>878</text:p>
          </table:table-cell>
          <table:table-cell table:formula="of:=ABS([.I602]-[.H602])/[.H602]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603]-[.H603])/[.H603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604]-[.H604])/[.H604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0:.D604]; &quot;T&quot;)" office:value-type="float" office:value="0">
            <text:p>0</text:p>
          </table:table-cell>
          <table:table-cell table:style-name="ce1" table:formula="of:=[.E605]/21" office:value-type="float" office:value="0">
            <text:p>0</text:p>
          </table:table-cell>
          <table:table-cell table:number-columns-repeated="3"/>
          <table:table-cell table:style-name="ce2" table:formula="of:=AVERAGE([.J600:.J604])" office:value-type="float" office:value="0.660107985328216">
            <text:p>0.660107985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593];[.E571];[.E549];[.E527])" office:value-type="float" office:value="62">
            <text:p>62</text:p>
          </table:table-cell>
          <table:table-cell table:style-name="ce1" table:formula="of:=[.E606]/(4*21)" office:value-type="float" office:value="0.738095238095238">
            <text:p>0.7380952381</text:p>
          </table:table-cell>
          <table:table-cell table:number-columns-repeated="3"/>
          <table:table-cell table:style-name="ce3" table:formula="of:=AVERAGE([.J572:.J592];[.J550:.J570];[.J528:.J548];[.J506:.J526])" office:value-type="float" office:value="0.317405961806569">
            <text:p>0.31740596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607]-[.H607])/[.H607]" office:value-type="float" office:value="0.00233918128654971">
            <text:p>0.00233918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40">
            <text:p>840</text:p>
          </table:table-cell>
          <table:table-cell table:formula="of:=ABS([.I608]-[.H608])/[.H608]" office:value-type="float" office:value="0.0759075907590759">
            <text:p>0.075907590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52">
            <text:p>852</text:p>
          </table:table-cell>
          <table:table-cell table:formula="of:=ABS([.I609]-[.H609])/[.H609]" office:value-type="float" office:value="0.0469798657718121">
            <text:p>0.0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610]-[.H610])/[.H6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62">
            <text:p>962</text:p>
          </table:table-cell>
          <table:table-cell table:formula="of:=ABS([.I611]-[.H611])/[.H611]" office:value-type="float" office:value="0.0967136150234742">
            <text:p>0.0967136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63">
            <text:p>863</text:p>
          </table:table-cell>
          <table:table-cell table:formula="of:=ABS([.I612]-[.H612])/[.H612]" office:value-type="float" office:value="0.111225540679712">
            <text:p>0.1112255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613]-[.H613])/[.H6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614]-[.H614])/[.H614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43">
            <text:p>743</text:p>
          </table:table-cell>
          <table:table-cell table:formula="of:=ABS([.I615]-[.H615])/[.H615]" office:value-type="float" office:value="0.137049941927991">
            <text:p>0.13704994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  <table:table-cell table:formula="of:=ABS([.I616]-[.H616])/[.H616]" office:value-type="float" office:value="0.029126213592233">
            <text:p>0.0291262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99">
            <text:p>799</text:p>
          </table:table-cell>
          <table:table-cell table:formula="of:=ABS([.I617]-[.H617])/[.H617]" office:value-type="float" office:value="0.131521739130435">
            <text:p>0.1315217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618]-[.H618])/[.H6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619]-[.H619])/[.H6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60">
            <text:p>860</text:p>
          </table:table-cell>
          <table:table-cell table:formula="of:=ABS([.I620]-[.H620])/[.H620]" office:value-type="float" office:value="0.0672451193058568">
            <text:p>0.0672451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1">
            <text:p>801</text:p>
          </table:table-cell>
          <table:table-cell table:formula="of:=ABS([.I621]-[.H621])/[.H621]" office:value-type="float" office:value="0.0243605359317905">
            <text:p>0.0243605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71">
            <text:p>871</text:p>
          </table:table-cell>
          <table:table-cell table:formula="of:=ABS([.I622]-[.H622])/[.H622]" office:value-type="float" office:value="0.111224489795918">
            <text:p>0.1112244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623]-[.H623])/[.H6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table:formula="of:=ABS([.I624]-[.H624])/[.H624]" office:value-type="float" office:value="0.0213492741246798">
            <text:p>0.0213492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13">
            <text:p>1013</text:p>
          </table:table-cell>
          <table:table-cell table:formula="of:=ABS([.I625]-[.H625])/[.H625]" office:value-type="float" office:value="0.0287631831255992">
            <text:p>0.0287631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626]-[.H626])/[.H626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627]-[.H627])/[.H62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7:.D627]; &quot;T&quot;)" office:value-type="float" office:value="21">
            <text:p>21</text:p>
          </table:table-cell>
          <table:table-cell table:style-name="ce1" table:formula="of:=[.E628]/21" office:value-type="float" office:value="1">
            <text:p>1</text:p>
          </table:table-cell>
          <table:table-cell table:number-columns-repeated="3"/>
          <table:table-cell table:style-name="ce1" table:formula="of:=AVERAGE([.J607:.J627])" office:value-type="float" office:value="0.0440783405112098">
            <text:p>0.04407834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629]-[.H629])/[.H629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630]-[.H630])/[.H630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95">
            <text:p>795</text:p>
          </table:table-cell>
          <table:table-cell table:formula="of:=ABS([.I631]-[.H631])/[.H631]" office:value-type="float" office:value="0.110738255033557">
            <text:p>0.1107382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91">
            <text:p>691</text:p>
          </table:table-cell>
          <table:table-cell table:formula="of:=ABS([.I632]-[.H632])/[.H632]" office:value-type="float" office:value="0.129722921914358">
            <text:p>0.1297229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33]-[.H633])/[.H6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740">
            <text:p>740</text:p>
          </table:table-cell>
          <table:table-cell table:formula="of:=ABS([.I634]-[.H634])/[.H634]" office:value-type="float" office:value="0.158134243458476">
            <text:p>0.15813424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43">
            <text:p>743</text:p>
          </table:table-cell>
          <table:table-cell table:formula="of:=ABS([.I635]-[.H635])/[.H635]" office:value-type="float" office:value="0.0861008610086101">
            <text:p>0.0861008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table:formula="of:=ABS([.I636]-[.H636])/[.H636]" office:value-type="float" office:value="0.00398009950248756">
            <text:p>0.003980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17">
            <text:p>617</text:p>
          </table:table-cell>
          <table:table-cell table:formula="of:=ABS([.I637]-[.H637])/[.H637]" office:value-type="float" office:value="0.189224704336399">
            <text:p>0.1892247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81">
            <text:p>681</text:p>
          </table:table-cell>
          <table:table-cell table:formula="of:=ABS([.I638]-[.H638])/[.H638]" office:value-type="float" office:value="0.134688691232529">
            <text:p>0.13468869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597">
            <text:p>597</text:p>
          </table:table-cell>
          <table:table-cell table:formula="of:=ABS([.I639]-[.H639])/[.H639]" office:value-type="float" office:value="0.247162673392182">
            <text:p>0.24716267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640]-[.H640])/[.H6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18">
            <text:p>918</text:p>
          </table:table-cell>
          <table:table-cell table:formula="of:=ABS([.I641]-[.H641])/[.H641]" office:value-type="float" office:value="0.0150214592274678">
            <text:p>0.01502145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84">
            <text:p>884</text:p>
          </table:table-cell>
          <table:table-cell table:formula="of:=ABS([.I642]-[.H642])/[.H642]" office:value-type="float" office:value="0.0144927536231884">
            <text:p>0.0144927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02">
            <text:p>602</text:p>
          </table:table-cell>
          <table:table-cell table:formula="of:=ABS([.I643]-[.H643])/[.H643]" office:value-type="float" office:value="0.156862745098039">
            <text:p>0.1568627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13">
            <text:p>813</text:p>
          </table:table-cell>
          <table:table-cell table:formula="of:=ABS([.I644]-[.H644])/[.H644]" office:value-type="float" office:value="0.162718846549949">
            <text:p>0.1627188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40">
            <text:p>840</text:p>
          </table:table-cell>
          <table:table-cell table:formula="of:=ABS([.I645]-[.H645])/[.H645]" office:value-type="float" office:value="0.0809628008752735">
            <text:p>0.0809628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646]-[.H646])/[.H6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24">
            <text:p>924</text:p>
          </table:table-cell>
          <table:table-cell table:formula="of:=ABS([.I647]-[.H647])/[.H647]" office:value-type="float" office:value="0.071356783919598">
            <text:p>0.0713567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648]-[.H648])/[.H648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table:formula="of:=ABS([.I649]-[.H649])/[.H649]" office:value-type="float" office:value="0.0032051282051282">
            <text:p>0.003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29:.D649]; &quot;T&quot;)" office:value-type="float" office:value="21">
            <text:p>21</text:p>
          </table:table-cell>
          <table:table-cell table:style-name="ce1" table:formula="of:=[.E650]/21" office:value-type="float" office:value="1">
            <text:p>1</text:p>
          </table:table-cell>
          <table:table-cell table:number-columns-repeated="3"/>
          <table:table-cell table:style-name="ce1" table:formula="of:=AVERAGE([.J629:.J649])" office:value-type="float" office:value="0.0802349580307117">
            <text:p>0.0802349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651]-[.H651])/[.H6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4">
            <text:p>804</text:p>
          </table:table-cell>
          <table:table-cell table:formula="of:=ABS([.I652]-[.H652])/[.H652]" office:value-type="float" office:value="0.0183150183150183">
            <text:p>0.0183150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953">
            <text:p>953</text:p>
          </table:table-cell>
          <table:table-cell table:formula="of:=ABS([.I653]-[.H653])/[.H653]" office:value-type="float" office:value="0.194235588972431">
            <text:p>0.194235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06">
            <text:p>1006</text:p>
          </table:table-cell>
          <table:table-cell table:formula="of:=ABS([.I654]-[.H654])/[.H654]" office:value-type="float" office:value="0.46433770014556">
            <text:p>0.46433770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655]-[.H655])/[.H6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08">
            <text:p>508</text:p>
          </table:table-cell>
          <table:table-cell table:formula="of:=ABS([.I656]-[.H656])/[.H656]" office:value-type="float" office:value="0.313513513513513">
            <text:p>0.31351351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657]-[.H657])/[.H657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98">
            <text:p>1098</text:p>
          </table:table-cell>
          <table:table-cell table:formula="of:=ABS([.I658]-[.H658])/[.H658]" office:value-type="float" office:value="0.22271714922049">
            <text:p>0.22271714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659]-[.H659])/[.H659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5">
            <text:p>635</text:p>
          </table:table-cell>
          <table:table-cell table:formula="of:=ABS([.I660]-[.H660])/[.H660]" office:value-type="float" office:value="0.124137931034483">
            <text:p>0.1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661]-[.H661])/[.H661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78">
            <text:p>1178</text:p>
          </table:table-cell>
          <table:table-cell table:formula="of:=ABS([.I662]-[.H662])/[.H662]" office:value-type="float" office:value="0.394082840236686">
            <text:p>0.3940828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675">
            <text:p>675</text:p>
          </table:table-cell>
          <table:table-cell table:formula="of:=ABS([.I663]-[.H663])/[.H663]" office:value-type="float" office:value="0.185765983112183">
            <text:p>0.1857659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664]-[.H664])/[.H664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665]-[.H665])/[.H665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formula="of:=ABS([.I666]-[.H666])/[.H666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585">
            <text:p>585</text:p>
          </table:table-cell>
          <table:table-cell table:formula="of:=ABS([.I667]-[.H667])/[.H667]" office:value-type="float" office:value="0.359956236323851">
            <text:p>0.35995623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668]-[.H668])/[.H668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17">
            <text:p>917</text:p>
          </table:table-cell>
          <table:table-cell table:formula="of:=ABS([.I669]-[.H669])/[.H669]" office:value-type="float" office:value="0.0337197049525817">
            <text:p>0.033719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1016">
            <text:p>1016</text:p>
          </table:table-cell>
          <table:table-cell table:formula="of:=ABS([.I670]-[.H670])/[.H670]" office:value-type="float" office:value="0.361930294906166">
            <text:p>0.3619302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45">
            <text:p>745</text:p>
          </table:table-cell>
          <table:table-cell table:formula="of:=ABS([.I671]-[.H671])/[.H671]" office:value-type="float" office:value="0.185792349726776">
            <text:p>0.18579234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51:.D671]; &quot;T&quot;)" office:value-type="float" office:value="11">
            <text:p>11</text:p>
          </table:table-cell>
          <table:table-cell table:style-name="ce1" table:formula="of:=[.E672]/21" office:value-type="float" office:value="0.523809523809524">
            <text:p>0.5238095238</text:p>
          </table:table-cell>
          <table:table-cell table:number-columns-repeated="3"/>
          <table:table-cell table:style-name="ce1" table:formula="of:=AVERAGE([.J651:.J671])" office:value-type="float" office:value="0.239245841288085">
            <text:p>0.23924584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3]-[.H673])/[.H673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54">
            <text:p>1254</text:p>
          </table:table-cell>
          <table:table-cell table:formula="of:=ABS([.I674]-[.H674])/[.H674]" office:value-type="float" office:value="0.683221476510067">
            <text:p>0.68322147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94">
            <text:p>1094</text:p>
          </table:table-cell>
          <table:table-cell table:formula="of:=ABS([.I675]-[.H675])/[.H675]" office:value-type="float" office:value="1.02592592592593">
            <text:p>1.0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676]-[.H676])/[.H676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28">
            <text:p>928</text:p>
          </table:table-cell>
          <table:table-cell table:formula="of:=ABS([.I677]-[.H677])/[.H677]" office:value-type="float" office:value="0.370753323485967">
            <text:p>0.3707533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678]-[.H678])/[.H678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679]-[.H679])/[.H679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58">
            <text:p>1158</text:p>
          </table:table-cell>
          <table:table-cell table:formula="of:=ABS([.I680]-[.H680])/[.H680]" office:value-type="float" office:value="0.380214541120381">
            <text:p>0.3802145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681]-[.H681])/[.H681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682]-[.H682])/[.H682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683]-[.H683])/[.H683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684]-[.H684])/[.H684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42">
            <text:p>942</text:p>
          </table:table-cell>
          <table:table-cell table:formula="of:=ABS([.I685]-[.H685])/[.H685]" office:value-type="float" office:value="2.06840390879479">
            <text:p>2.06840390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686]-[.H686])/[.H686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687]-[.H687])/[.H687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9">
            <text:p>979</text:p>
          </table:table-cell>
          <table:table-cell table:formula="of:=ABS([.I688]-[.H688])/[.H688]" office:value-type="float" office:value="1.26096997690531">
            <text:p>1.2609699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689]-[.H689])/[.H689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7">
            <text:p>1107</text:p>
          </table:table-cell>
          <table:table-cell table:formula="of:=ABS([.I690]-[.H690])/[.H690]" office:value-type="float" office:value="0.759936406995231">
            <text:p>0.759936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46">
            <text:p>946</text:p>
          </table:table-cell>
          <table:table-cell table:formula="of:=ABS([.I691]-[.H691])/[.H691]" office:value-type="float" office:value="1.04319654427646">
            <text:p>1.04319654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692]-[.H692])/[.H692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5">
            <text:p>975</text:p>
          </table:table-cell>
          <table:table-cell table:formula="of:=ABS([.I693]-[.H693])/[.H693]" office:value-type="float" office:value="1.76988636363636">
            <text:p>1.76988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3:.D693]; &quot;T&quot;)" office:value-type="float" office:value="0">
            <text:p>0</text:p>
          </table:table-cell>
          <table:table-cell table:style-name="ce1" table:formula="of:=[.E694]/21" office:value-type="float" office:value="0">
            <text:p>0</text:p>
          </table:table-cell>
          <table:table-cell table:number-columns-repeated="3"/>
          <table:table-cell table:style-name="ce1" table:formula="of:=AVERAGE([.J673:.J693])" office:value-type="float" office:value="1.02715629374303">
            <text:p>1.02715629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695]-[.H695])/[.H695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696]-[.H696])/[.H696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697]-[.H697])/[.H697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63">
            <text:p>963</text:p>
          </table:table-cell>
          <table:table-cell table:formula="of:=ABS([.I698]-[.H698])/[.H698]"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699]-[.H699])/[.H699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695:.D699]; &quot;T&quot;)" office:value-type="float" office:value="0">
            <text:p>0</text:p>
          </table:table-cell>
          <table:table-cell table:formula="of:=[.E700]/5" office:value-type="float" office:value="0">
            <text:p>0</text:p>
          </table:table-cell>
          <table:table-cell table:number-columns-repeated="3"/>
          <table:table-cell table:style-name="ce1" table:formula="of:=AVERAGE([.J695:.J699])" office:value-type="float" office:value="0.931570377136584">
            <text:p>0.93157037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701]-[.H701])/[.H701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4">
            <text:p>834</text:p>
          </table:table-cell>
          <table:table-cell table:formula="of:=ABS([.I702]-[.H702])/[.H702]" office:value-type="float" office:value="0.385382059800664">
            <text:p>0.3853820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703]-[.H703])/[.H703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ABS([.I704]-[.H704])/[.H704]" office:value-type="float" office:value="0.148101265822785">
            <text:p>0.1481012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35">
            <text:p>835</text:p>
          </table:table-cell>
          <table:table-cell table:formula="of:=ABS([.I705]-[.H705])/[.H705]" office:value-type="float" office:value="1.14102564102564">
            <text:p>1.14102564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1:.D705]; &quot;T&quot;)" office:value-type="float" office:value="0">
            <text:p>0</text:p>
          </table:table-cell>
          <table:table-cell table:style-name="ce1" table:formula="of:=[.E706]/21" office:value-type="float" office:value="0">
            <text:p>0</text:p>
          </table:table-cell>
          <table:table-cell table:number-columns-repeated="3"/>
          <table:table-cell table:style-name="ce2" table:formula="of:=AVERAGE([.J701:.J705])" office:value-type="float" office:value="0.677888537192131">
            <text:p>0.677888537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694];[.E672];[.E650];[.E628])" office:value-type="float" office:value="53">
            <text:p>53</text:p>
          </table:table-cell>
          <table:table-cell table:style-name="ce1" table:formula="of:=[.E707]/(4*21)" office:value-type="float" office:value="0.630952380952381">
            <text:p>0.630952381</text:p>
          </table:table-cell>
          <table:table-cell table:number-columns-repeated="3"/>
          <table:table-cell table:style-name="ce3" table:formula="of:=AVERAGE([.J673:.J693];[.J651:.J671];[.J629:.J649];[.J607:.J627])" office:value-type="float" office:value="0.347678858393259">
            <text:p>0.3476788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23">
            <text:p>823</text:p>
          </table:table-cell>
          <table:table-cell table:formula="of:=ABS([.I708]-[.H708])/[.H708]" office:value-type="float" office:value="0.0374269005847953">
            <text:p>0.037426900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709]-[.H709])/[.H709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53">
            <text:p>853</text:p>
          </table:table-cell>
          <table:table-cell table:formula="of:=ABS([.I710]-[.H710])/[.H710]" office:value-type="float" office:value="0.0458612975391499">
            <text:p>0.04586129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711]-[.H711])/[.H711]" office:value-type="float" office:value="0.0300230946882217">
            <text:p>0.030023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table:formula="of:=ABS([.I712]-[.H712])/[.H712]" office:value-type="float" office:value="0.0309859154929577">
            <text:p>0.03098591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713]-[.H713])/[.H7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69">
            <text:p>869</text:p>
          </table:table-cell>
          <table:table-cell table:formula="of:=ABS([.I714]-[.H714])/[.H714]" office:value-type="float" office:value="0.0235955056179775">
            <text:p>0.0235955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715]-[.H715])/[.H715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716]-[.H716])/[.H716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717]-[.H717])/[.H717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718]-[.H718])/[.H7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719]-[.H719])/[.H7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7">
            <text:p>947</text:p>
          </table:table-cell>
          <table:table-cell table:formula="of:=ABS([.I720]-[.H720])/[.H720]" office:value-type="float" office:value="0.00210748155953635">
            <text:p>0.0021074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09">
            <text:p>909</text:p>
          </table:table-cell>
          <table:table-cell table:formula="of:=ABS([.I721]-[.H721])/[.H721]" office:value-type="float" office:value="0.0140997830802603">
            <text:p>0.0140997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68">
            <text:p>768</text:p>
          </table:table-cell>
          <table:table-cell table:formula="of:=ABS([.I722]-[.H722])/[.H722]" office:value-type="float" office:value="0.0645554202192448">
            <text:p>0.0645554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42">
            <text:p>842</text:p>
          </table:table-cell>
          <table:table-cell table:formula="of:=ABS([.I723]-[.H723])/[.H723]" office:value-type="float" office:value="0.140816326530612">
            <text:p>0.1408163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724]-[.H724])/[.H7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07">
            <text:p>1107</text:p>
          </table:table-cell>
          <table:table-cell table:formula="of:=ABS([.I725]-[.H725])/[.H725]" office:value-type="float" office:value="0.0546541417591802">
            <text:p>0.0546541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35">
            <text:p>1035</text:p>
          </table:table-cell>
          <table:table-cell table:formula="of:=ABS([.I726]-[.H726])/[.H726]" office:value-type="float" office:value="0.00767018216682646">
            <text:p>0.00767018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15">
            <text:p>915</text:p>
          </table:table-cell>
          <table:table-cell table:formula="of:=ABS([.I727]-[.H727])/[.H727]" office:value-type="float" office:value="0.0785498489425982">
            <text:p>0.07854984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5">
            <text:p>1125</text:p>
          </table:table-cell>
          <table:table-cell table:formula="of:=ABS([.I728]-[.H728])/[.H728]" office:value-type="float" office:value="0.00530503978779841">
            <text:p>0.00530503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8:.D728]; &quot;T&quot;)" office:value-type="float" office:value="21">
            <text:p>21</text:p>
          </table:table-cell>
          <table:table-cell table:style-name="ce1" table:formula="of:=[.E729]/21" office:value-type="float" office:value="1">
            <text:p>1</text:p>
          </table:table-cell>
          <table:table-cell table:number-columns-repeated="3"/>
          <table:table-cell table:style-name="ce1" table:formula="of:=AVERAGE([.J708:.J728])" office:value-type="float" office:value="0.0272877672696326">
            <text:p>0.0272877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730]-[.H730])/[.H730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85">
            <text:p>785</text:p>
          </table:table-cell>
          <table:table-cell table:formula="of:=ABS([.I731]-[.H731])/[.H731]" office:value-type="float" office:value="0.107954545454545">
            <text:p>0.1079545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83">
            <text:p>783</text:p>
          </table:table-cell>
          <table:table-cell table:formula="of:=ABS([.I732]-[.H732])/[.H732]" office:value-type="float" office:value="0.124161073825503">
            <text:p>0.1241610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46">
            <text:p>746</text:p>
          </table:table-cell>
          <table:table-cell table:formula="of:=ABS([.I733]-[.H733])/[.H733]" office:value-type="float" office:value="0.0604534005037783">
            <text:p>0.0604534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94">
            <text:p>994</text:p>
          </table:table-cell>
          <table:table-cell table:formula="of:=ABS([.I734]-[.H734])/[.H734]" office:value-type="float" office:value="0.0666666666666667">
            <text:p>0.066666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35">
            <text:p>635</text:p>
          </table:table-cell>
          <table:table-cell table:formula="of:=ABS([.I735]-[.H735])/[.H735]" office:value-type="float" office:value="0.277588168373151">
            <text:p>0.27758816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ABS([.I736]-[.H736])/[.H736]" office:value-type="float" office:value="0.022140221402214">
            <text:p>0.02214022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77">
            <text:p>977</text:p>
          </table:table-cell>
          <table:table-cell table:formula="of:=ABS([.I737]-[.H737])/[.H737]" office:value-type="float" office:value="0.0278606965174129">
            <text:p>0.0278606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738]-[.H738])/[.H738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45">
            <text:p>645</text:p>
          </table:table-cell>
          <table:table-cell table:formula="of:=ABS([.I739]-[.H739])/[.H739]" office:value-type="float" office:value="0.180432020330368">
            <text:p>0.1804320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43">
            <text:p>743</text:p>
          </table:table-cell>
          <table:table-cell table:formula="of:=ABS([.I740]-[.H740])/[.H740]" office:value-type="float" office:value="0.0630517023959647">
            <text:p>0.0630517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1000">
            <text:p>1000</text:p>
          </table:table-cell>
          <table:table-cell table:formula="of:=ABS([.I741]-[.H741])/[.H741]" office:value-type="float" office:value="0.0108803165182987">
            <text:p>0.0108803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formula="of:=ABS([.I742]-[.H742])/[.H742]" office:value-type="float" office:value="0.00214592274678112">
            <text:p>0.0021459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25">
            <text:p>825</text:p>
          </table:table-cell>
          <table:table-cell table:formula="of:=ABS([.I743]-[.H743])/[.H743]" office:value-type="float" office:value="0.0802675585284281">
            <text:p>0.0802675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744]-[.H744])/[.H744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39">
            <text:p>839</text:p>
          </table:table-cell>
          <table:table-cell table:formula="of:=ABS([.I745]-[.H745])/[.H745]" office:value-type="float" office:value="0.135942327497425">
            <text:p>0.13594232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746]-[.H746])/[.H746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734">
            <text:p>734</text:p>
          </table:table-cell>
          <table:table-cell table:formula="of:=ABS([.I747]-[.H747])/[.H747]" office:value-type="float" office:value="0.354441512752858">
            <text:p>0.3544415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748]-[.H748])/[.H7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01">
            <text:p>801</text:p>
          </table:table-cell>
          <table:table-cell table:formula="of:=ABS([.I749]-[.H749])/[.H749]" office:value-type="float" office:value="0.0750577367205543">
            <text:p>0.07505773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58">
            <text:p>858</text:p>
          </table:table-cell>
          <table:table-cell table:formula="of:=ABS([.I750]-[.H750])/[.H750]" office:value-type="float" office:value="0.0833333333333333">
            <text:p>0.083333333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30:.D750]; &quot;T&quot;)" office:value-type="float" office:value="21">
            <text:p>21</text:p>
          </table:table-cell>
          <table:table-cell table:style-name="ce1" table:formula="of:=[.E751]/21" office:value-type="float" office:value="1">
            <text:p>1</text:p>
          </table:table-cell>
          <table:table-cell table:number-columns-repeated="3"/>
          <table:table-cell table:style-name="ce1" table:formula="of:=AVERAGE([.J730:.J750])" office:value-type="float" office:value="0.0845893744541251">
            <text:p>0.08458937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1">
            <text:p>601</text:p>
          </table:table-cell>
          <table:table-cell table:formula="of:=ABS([.I752]-[.H752])/[.H752]" office:value-type="float" office:value="0.188933873144399">
            <text:p>0.1889338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753]-[.H753])/[.H7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31">
            <text:p>731</text:p>
          </table:table-cell>
          <table:table-cell table:formula="of:=ABS([.I754]-[.H754])/[.H754]" office:value-type="float" office:value="0.0839598997493734">
            <text:p>0.0839598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04">
            <text:p>604</text:p>
          </table:table-cell>
          <table:table-cell table:formula="of:=ABS([.I755]-[.H755])/[.H755]" office:value-type="float" office:value="0.120815138282387">
            <text:p>0.1208151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45">
            <text:p>945</text:p>
          </table:table-cell>
          <table:table-cell table:formula="of:=ABS([.I756]-[.H756])/[.H756]" office:value-type="float" office:value="0.0698818897637795">
            <text:p>0.0698818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88">
            <text:p>488</text:p>
          </table:table-cell>
          <table:table-cell table:formula="of:=ABS([.I757]-[.H757])/[.H757]" office:value-type="float" office:value="0.340540540540541">
            <text:p>0.34054054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33">
            <text:p>633</text:p>
          </table:table-cell>
          <table:table-cell table:formula="of:=ABS([.I758]-[.H758])/[.H758]" office:value-type="float" office:value="0.112201963534362">
            <text:p>0.1122019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51">
            <text:p>751</text:p>
          </table:table-cell>
          <table:table-cell table:formula="of:=ABS([.I759]-[.H759])/[.H759]" office:value-type="float" office:value="0.16369710467706">
            <text:p>0.16369710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98">
            <text:p>498</text:p>
          </table:table-cell>
          <table:table-cell table:formula="of:=ABS([.I760]-[.H760])/[.H760]" office:value-type="float" office:value="0.0656660412757974">
            <text:p>0.06566604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761]-[.H761])/[.H7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67">
            <text:p>567</text:p>
          </table:table-cell>
          <table:table-cell table:formula="of:=ABS([.I762]-[.H762])/[.H762]" office:value-type="float" office:value="0.232746955345061">
            <text:p>0.23274695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763]-[.H763])/[.H763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764]-[.H764])/[.H764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66">
            <text:p>966</text:p>
          </table:table-cell>
          <table:table-cell table:formula="of:=ABS([.I765]-[.H765])/[.H765]" office:value-type="float" office:value="0.397973950795948">
            <text:p>0.39797395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34">
            <text:p>834</text:p>
          </table:table-cell>
          <table:table-cell table:formula="of:=ABS([.I766]-[.H766])/[.H766]" office:value-type="float" office:value="0.33868378812199">
            <text:p>0.3386837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formula="of:=ABS([.I767]-[.H767])/[.H767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675">
            <text:p>675</text:p>
          </table:table-cell>
          <table:table-cell table:formula="of:=ABS([.I768]-[.H768])/[.H768]" office:value-type="float" office:value="0.261487964989059">
            <text:p>0.261487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769]-[.H769])/[.H769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14">
            <text:p>914</text:p>
          </table:table-cell>
          <table:table-cell table:formula="of:=ABS([.I770]-[.H770])/[.H770]" office:value-type="float" office:value="0.0368809272918862">
            <text:p>0.0368809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771]-[.H771])/[.H7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600">
            <text:p>600</text:p>
          </table:table-cell>
          <table:table-cell table:formula="of:=ABS([.I772]-[.H772])/[.H772]" office:value-type="float" office:value="0.344262295081967">
            <text:p>0.344262295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52:.D772]; &quot;T&quot;)" office:value-type="float" office:value="16">
            <text:p>16</text:p>
          </table:table-cell>
          <table:table-cell table:style-name="ce1" table:formula="of:=[.E773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752:.J772])" office:value-type="float" office:value="0.174742940958668">
            <text:p>0.1747429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88">
            <text:p>888</text:p>
          </table:table-cell>
          <table:table-cell table:formula="of:=ABS([.I774]-[.H774])/[.H774]" office:value-type="float" office:value="0.768924302788845">
            <text:p>0.7689243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775]-[.H775])/[.H775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0">
            <text:p>1160</text:p>
          </table:table-cell>
          <table:table-cell table:formula="of:=ABS([.I776]-[.H776])/[.H776]" office:value-type="float" office:value="1.14814814814815">
            <text:p>1.14814814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21">
            <text:p>821</text:p>
          </table:table-cell>
          <table:table-cell table:formula="of:=ABS([.I777]-[.H777])/[.H777]" office:value-type="float" office:value="0.959427207637232">
            <text:p>0.95942720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ABS([.I778]-[.H778])/[.H778]" office:value-type="float" office:value="0.0827178729689808">
            <text:p>0.082717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4">
            <text:p>1044</text:p>
          </table:table-cell>
          <table:table-cell table:formula="of:=ABS([.I779]-[.H779])/[.H779]" office:value-type="float" office:value="0.273170731707317">
            <text:p>0.2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80]-[.H780])/[.H780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81]-[.H781])/[.H781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82]-[.H782])/[.H782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83]-[.H783])/[.H783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56">
            <text:p>856</text:p>
          </table:table-cell>
          <table:table-cell table:formula="of:=ABS([.I784]-[.H784])/[.H784]" office:value-type="float" office:value="0.507042253521127">
            <text:p>0.5070422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08">
            <text:p>1008</text:p>
          </table:table-cell>
          <table:table-cell table:formula="of:=ABS([.I785]-[.H785])/[.H785]" office:value-type="float" office:value="0.759162303664921">
            <text:p>0.7591623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86]-[.H786])/[.H786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25">
            <text:p>1025</text:p>
          </table:table-cell>
          <table:table-cell table:formula="of:=ABS([.I787]-[.H787])/[.H787]" office:value-type="float" office:value="1.47584541062802">
            <text:p>1.47584541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94">
            <text:p>1094</text:p>
          </table:table-cell>
          <table:table-cell table:formula="of:=ABS([.I788]-[.H788])/[.H788]" office:value-type="float" office:value="0.36239103362391">
            <text:p>0.3623910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53">
            <text:p>953</text:p>
          </table:table-cell>
          <table:table-cell table:formula="of:=ABS([.I789]-[.H789])/[.H789]" office:value-type="float" office:value="1.20092378752887">
            <text:p>1.20092378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790]-[.H790])/[.H790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791]-[.H791])/[.H791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792]-[.H792])/[.H792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793]-[.H793])/[.H793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68">
            <text:p>968</text:p>
          </table:table-cell>
          <table:table-cell table:formula="of:=ABS([.I794]-[.H794])/[.H794]" office:value-type="float" office:value="1.75">
            <text:p>1.7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74:.D794]; &quot;T&quot;)" office:value-type="float" office:value="1">
            <text:p>1</text:p>
          </table:table-cell>
          <table:table-cell table:style-name="ce1" table:formula="of:=[.E795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774:.J794])" office:value-type="float" office:value="1.01006588195473">
            <text:p>1.010065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9">
            <text:p>1029</text:p>
          </table:table-cell>
          <table:table-cell table:formula="of:=ABS([.I796]-[.H796])/[.H796]" office:value-type="float" office:value="0.814814814814815">
            <text:p>0.8148148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797]-[.H797])/[.H797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798]-[.H798])/[.H798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6">
            <text:p>946</text:p>
          </table:table-cell>
          <table:table-cell table:formula="of:=ABS([.I799]-[.H799])/[.H799]" office:value-type="float" office:value="1.21028037383178">
            <text:p>1.2102803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800]-[.H800])/[.H800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796:.D800]; &quot;T&quot;)" office:value-type="float" office:value="0">
            <text:p>0</text:p>
          </table:table-cell>
          <table:table-cell table:formula="of:=[.E801]/5" office:value-type="float" office:value="0">
            <text:p>0</text:p>
          </table:table-cell>
          <table:table-cell table:number-columns-repeated="3"/>
          <table:table-cell table:style-name="ce1" table:formula="of:=AVERAGE([.J796:.J800])" office:value-type="float" office:value="0.908811637088124">
            <text:p>0.9088116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802]-[.H802])/[.H802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4">
            <text:p>834</text:p>
          </table:table-cell>
          <table:table-cell table:formula="of:=ABS([.I803]-[.H803])/[.H803]" office:value-type="float" office:value="0.385382059800664">
            <text:p>0.3853820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6">
            <text:p>896</text:p>
          </table:table-cell>
          <table:table-cell table:formula="of:=ABS([.I804]-[.H804])/[.H804]" office:value-type="float" office:value="1.04100227790433">
            <text:p>1.0410022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805]-[.H805])/[.H805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03">
            <text:p>803</text:p>
          </table:table-cell>
          <table:table-cell table:formula="of:=ABS([.I806]-[.H806])/[.H806]" office:value-type="float" office:value="1.05897435897436">
            <text:p>1.0589743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2:.D806]; &quot;T&quot;)" office:value-type="float" office:value="0">
            <text:p>0</text:p>
          </table:table-cell>
          <table:table-cell table:style-name="ce1" table:formula="of:=[.E807]/21" office:value-type="float" office:value="0">
            <text:p>0</text:p>
          </table:table-cell>
          <table:table-cell table:number-columns-repeated="3"/>
          <table:table-cell table:style-name="ce2" table:formula="of:=AVERAGE([.J802:.J806])" office:value-type="float" office:value="0.659048708393535">
            <text:p>0.659048708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795];[.E773];[.E751];[.E729])" office:value-type="float" office:value="59">
            <text:p>59</text:p>
          </table:table-cell>
          <table:table-cell table:style-name="ce1" table:formula="of:=[.E808]/(4*21)" office:value-type="float" office:value="0.702380952380952">
            <text:p>0.7023809524</text:p>
          </table:table-cell>
          <table:table-cell table:number-columns-repeated="3"/>
          <table:table-cell table:style-name="ce3" table:formula="of:=AVERAGE([.J774:.J794];[.J752:.J772];[.J730:.J750];[.J708:.J728])" office:value-type="float" office:value="0.32417149115929">
            <text:p>0.32417149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809]-[.H809])/[.H8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21">
            <text:p>821</text:p>
          </table:table-cell>
          <table:table-cell table:formula="of:=ABS([.I810]-[.H810])/[.H810]" office:value-type="float" office:value="0.0968096809680968">
            <text:p>0.0968096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69">
            <text:p>869</text:p>
          </table:table-cell>
          <table:table-cell table:formula="of:=ABS([.I811]-[.H811])/[.H811]" office:value-type="float" office:value="0.0279642058165548">
            <text:p>0.0279642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81">
            <text:p>781</text:p>
          </table:table-cell>
          <table:table-cell table:formula="of:=ABS([.I812]-[.H812])/[.H812]" office:value-type="float" office:value="0.0981524249422633">
            <text:p>0.09815242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  <table:table-cell table:formula="of:=ABS([.I813]-[.H813])/[.H813]" office:value-type="float" office:value="0.0225352112676056">
            <text:p>0.02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70">
            <text:p>970</text:p>
          </table:table-cell>
          <table:table-cell table:formula="of:=ABS([.I814]-[.H814])/[.H814]" office:value-type="float" office:value="0.00102986611740474">
            <text:p>0.00102986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50">
            <text:p>850</text:p>
          </table:table-cell>
          <table:table-cell table:formula="of:=ABS([.I815]-[.H815])/[.H815]" office:value-type="float" office:value="0.0449438202247191">
            <text:p>0.0449438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98">
            <text:p>998</text:p>
          </table:table-cell>
          <table:table-cell table:formula="of:=ABS([.I816]-[.H816])/[.H816]" office:value-type="float" office:value="0.0234833659491194">
            <text:p>0.02348336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10">
            <text:p>810</text:p>
          </table:table-cell>
          <table:table-cell table:formula="of:=ABS([.I817]-[.H817])/[.H817]" office:value-type="float" office:value="0.0592334494773519">
            <text:p>0.05923344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46">
            <text:p>846</text:p>
          </table:table-cell>
          <table:table-cell table:formula="of:=ABS([.I818]-[.H818])/[.H818]" office:value-type="float" office:value="0.087378640776699">
            <text:p>0.0873786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71">
            <text:p>871</text:p>
          </table:table-cell>
          <table:table-cell table:formula="of:=ABS([.I819]-[.H819])/[.H819]" office:value-type="float" office:value="0.0532608695652174">
            <text:p>0.0532608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820]-[.H820])/[.H8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2">
            <text:p>942</text:p>
          </table:table-cell>
          <table:table-cell table:formula="of:=ABS([.I821]-[.H821])/[.H821]" office:value-type="float" office:value="0.00737618545837724">
            <text:p>0.0073761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77">
            <text:p>877</text:p>
          </table:table-cell>
          <table:table-cell table:formula="of:=ABS([.I822]-[.H822])/[.H822]" office:value-type="float" office:value="0.0488069414316703">
            <text:p>0.04880694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82">
            <text:p>782</text:p>
          </table:table-cell>
          <table:table-cell table:formula="of:=ABS([.I823]-[.H823])/[.H823]" office:value-type="float" office:value="0.0475030450669915">
            <text:p>0.0475030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43">
            <text:p>943</text:p>
          </table:table-cell>
          <table:table-cell table:formula="of:=ABS([.I824]-[.H824])/[.H824]" office:value-type="float" office:value="0.0377551020408163">
            <text:p>0.0377551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4">
            <text:p>994</text:p>
          </table:table-cell>
          <table:table-cell table:formula="of:=ABS([.I825]-[.H825])/[.H825]" office:value-type="float" office:value="0.0235756385068762">
            <text:p>0.0235756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826]-[.H826])/[.H826]" office:value-type="float" office:value="0.0298889837745517">
            <text:p>0.029888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45">
            <text:p>945</text:p>
          </table:table-cell>
          <table:table-cell table:formula="of:=ABS([.I827]-[.H827])/[.H827]" office:value-type="float" office:value="0.0939597315436242">
            <text:p>0.0939597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04">
            <text:p>904</text:p>
          </table:table-cell>
          <table:table-cell table:formula="of:=ABS([.I828]-[.H828])/[.H828]" office:value-type="float" office:value="0.0896273917421954">
            <text:p>0.0896273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829]-[.H829])/[.H82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9:.D829]; &quot;T&quot;)" office:value-type="float" office:value="21">
            <text:p>21</text:p>
          </table:table-cell>
          <table:table-cell table:style-name="ce1" table:formula="of:=[.E830]/21" office:value-type="float" office:value="1">
            <text:p>1</text:p>
          </table:table-cell>
          <table:table-cell table:number-columns-repeated="3"/>
          <table:table-cell table:style-name="ce1" table:formula="of:=AVERAGE([.J809:.J829])" office:value-type="float" office:value="0.0425373597461969">
            <text:p>0.0425373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831]-[.H831])/[.H831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29">
            <text:p>629</text:p>
          </table:table-cell>
          <table:table-cell table:formula="of:=ABS([.I832]-[.H832])/[.H832]" office:value-type="float" office:value="0.285227272727273">
            <text:p>0.2852272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72">
            <text:p>872</text:p>
          </table:table-cell>
          <table:table-cell table:formula="of:=ABS([.I833]-[.H833])/[.H833]" office:value-type="float" office:value="0.0246085011185682">
            <text:p>0.0246085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30">
            <text:p>730</text:p>
          </table:table-cell>
          <table:table-cell table:formula="of:=ABS([.I834]-[.H834])/[.H834]" office:value-type="float" office:value="0.0806045340050378">
            <text:p>0.080604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835]-[.H835])/[.H8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971">
            <text:p>971</text:p>
          </table:table-cell>
          <table:table-cell table:formula="of:=ABS([.I836]-[.H836])/[.H836]" office:value-type="float" office:value="0.104664391353811">
            <text:p>0.10466439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42">
            <text:p>742</text:p>
          </table:table-cell>
          <table:table-cell table:formula="of:=ABS([.I837]-[.H837])/[.H837]" office:value-type="float" office:value="0.0873308733087331">
            <text:p>0.0873308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22">
            <text:p>922</text:p>
          </table:table-cell>
          <table:table-cell table:formula="of:=ABS([.I838]-[.H838])/[.H838]" office:value-type="float" office:value="0.0825870646766169">
            <text:p>0.08258706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34">
            <text:p>634</text:p>
          </table:table-cell>
          <table:table-cell table:formula="of:=ABS([.I839]-[.H839])/[.H839]" office:value-type="float" office:value="0.16688567674113">
            <text:p>0.1668856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63">
            <text:p>763</text:p>
          </table:table-cell>
          <table:table-cell table:formula="of:=ABS([.I840]-[.H840])/[.H840]" office:value-type="float" office:value="0.0304955527318933">
            <text:p>0.0304955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36">
            <text:p>636</text:p>
          </table:table-cell>
          <table:table-cell table:formula="of:=ABS([.I841]-[.H841])/[.H841]" office:value-type="float" office:value="0.197982345523329">
            <text:p>0.1979823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22">
            <text:p>822</text:p>
          </table:table-cell>
          <table:table-cell table:formula="of:=ABS([.I842]-[.H842])/[.H842]" office:value-type="float" office:value="0.186943620178042">
            <text:p>0.1869436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90">
            <text:p>890</text:p>
          </table:table-cell>
          <table:table-cell table:formula="of:=ABS([.I843]-[.H843])/[.H843]" office:value-type="float" office:value="0.0450643776824034">
            <text:p>0.04506437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12">
            <text:p>712</text:p>
          </table:table-cell>
          <table:table-cell table:formula="of:=ABS([.I844]-[.H844])/[.H844]" office:value-type="float" office:value="0.206243032329989">
            <text:p>0.20624303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75">
            <text:p>675</text:p>
          </table:table-cell>
          <table:table-cell table:formula="of:=ABS([.I845]-[.H845])/[.H845]" office:value-type="float" office:value="0.0546218487394958">
            <text:p>0.05462184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90">
            <text:p>790</text:p>
          </table:table-cell>
          <table:table-cell table:formula="of:=ABS([.I846]-[.H846])/[.H846]" office:value-type="float" office:value="0.186405767250257">
            <text:p>0.1864057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49">
            <text:p>849</text:p>
          </table:table-cell>
          <table:table-cell table:formula="of:=ABS([.I847]-[.H847])/[.H847]" office:value-type="float" office:value="0.0711159737417943">
            <text:p>0.07111597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48]-[.H848])/[.H8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49]-[.H849])/[.H8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850]-[.H850])/[.H850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11">
            <text:p>811</text:p>
          </table:table-cell>
          <table:table-cell table:formula="of:=ABS([.I851]-[.H851])/[.H851]" office:value-type="float" office:value="0.133547008547009">
            <text:p>0.13354700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31:.D851]; &quot;T&quot;)" office:value-type="float" office:value="20">
            <text:p>20</text:p>
          </table:table-cell>
          <table:table-cell table:style-name="ce1" table:formula="of:=[.E852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831:.J851])" office:value-type="float" office:value="0.0950271814335669">
            <text:p>0.09502718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81">
            <text:p>581</text:p>
          </table:table-cell>
          <table:table-cell table:formula="of:=ABS([.I853]-[.H853])/[.H853]" office:value-type="float" office:value="0.215924426450742">
            <text:p>0.2159244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4">
            <text:p>804</text:p>
          </table:table-cell>
          <table:table-cell table:formula="of:=ABS([.I854]-[.H854])/[.H854]" office:value-type="float" office:value="0.0183150183150183">
            <text:p>0.0183150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38">
            <text:p>738</text:p>
          </table:table-cell>
          <table:table-cell table:formula="of:=ABS([.I855]-[.H855])/[.H855]" office:value-type="float" office:value="0.075187969924812">
            <text:p>0.07518796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362">
            <text:p>362</text:p>
          </table:table-cell>
          <table:table-cell table:formula="of:=ABS([.I856]-[.H856])/[.H856]" office:value-type="float" office:value="0.473071324599709">
            <text:p>0.4730713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57">
            <text:p>857</text:p>
          </table:table-cell>
          <table:table-cell table:formula="of:=ABS([.I857]-[.H857])/[.H857]" office:value-type="float" office:value="0.156496062992126">
            <text:p>0.1564960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48">
            <text:p>448</text:p>
          </table:table-cell>
          <table:table-cell table:formula="of:=ABS([.I858]-[.H858])/[.H858]" office:value-type="float" office:value="0.394594594594595">
            <text:p>0.3945945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413">
            <text:p>413</text:p>
          </table:table-cell>
          <table:table-cell table:formula="of:=ABS([.I859]-[.H859])/[.H859]" office:value-type="float" office:value="0.420757363253857">
            <text:p>0.4207573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860]-[.H860])/[.H860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861]-[.H861])/[.H861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75">
            <text:p>575</text:p>
          </table:table-cell>
          <table:table-cell table:formula="of:=ABS([.I862]-[.H862])/[.H862]" office:value-type="float" office:value="0.206896551724138">
            <text:p>0.2068965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863]-[.H863])/[.H863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78">
            <text:p>1178</text:p>
          </table:table-cell>
          <table:table-cell table:formula="of:=ABS([.I864]-[.H864])/[.H864]" office:value-type="float" office:value="0.394082840236686">
            <text:p>0.3940828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865]-[.H865])/[.H865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482">
            <text:p>482</text:p>
          </table:table-cell>
          <table:table-cell table:formula="of:=ABS([.I866]-[.H866])/[.H866]" office:value-type="float" office:value="0.30246020260492">
            <text:p>0.3024602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82">
            <text:p>782</text:p>
          </table:table-cell>
          <table:table-cell table:formula="of:=ABS([.I867]-[.H867])/[.H867]" office:value-type="float" office:value="0.255216693418941">
            <text:p>0.25521669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69">
            <text:p>769</text:p>
          </table:table-cell>
          <table:table-cell table:formula="of:=ABS([.I868]-[.H868])/[.H868]" office:value-type="float" office:value="0.091016548463357">
            <text:p>0.09101654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table:formula="of:=ABS([.I869]-[.H869])/[.H869]" office:value-type="float" office:value="0.0262582056892779">
            <text:p>0.02625820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87">
            <text:p>887</text:p>
          </table:table-cell>
          <table:table-cell table:formula="of:=ABS([.I870]-[.H870])/[.H870]" office:value-type="float" office:value="0.107645875251509">
            <text:p>0.10764587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16">
            <text:p>816</text:p>
          </table:table-cell>
          <table:table-cell table:formula="of:=ABS([.I871]-[.H871])/[.H871]" office:value-type="float" office:value="0.140147523709168">
            <text:p>0.14014752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40">
            <text:p>740</text:p>
          </table:table-cell>
          <table:table-cell table:formula="of:=ABS([.I872]-[.H872])/[.H872]" office:value-type="float" office:value="0.00804289544235925">
            <text:p>0.00804289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7">
            <text:p>857</text:p>
          </table:table-cell>
          <table:table-cell table:formula="of:=ABS([.I873]-[.H873])/[.H873]" office:value-type="float" office:value="0.0633879781420765">
            <text:p>0.0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53:.D873]; &quot;T&quot;)" office:value-type="float" office:value="15">
            <text:p>15</text:p>
          </table:table-cell>
          <table:table-cell table:style-name="ce1" table:formula="of:=[.E874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853:.J873])" office:value-type="float" office:value="0.232132526831008">
            <text:p>0.23213252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51">
            <text:p>851</text:p>
          </table:table-cell>
          <table:table-cell table:formula="of:=ABS([.I875]-[.H875])/[.H875]" office:value-type="float" office:value="0.695219123505976">
            <text:p>0.6952191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00">
            <text:p>1200</text:p>
          </table:table-cell>
          <table:table-cell table:formula="of:=ABS([.I876]-[.H876])/[.H876]" office:value-type="float" office:value="0.610738255033557">
            <text:p>0.6107382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94">
            <text:p>1094</text:p>
          </table:table-cell>
          <table:table-cell table:formula="of:=ABS([.I877]-[.H877])/[.H877]" office:value-type="float" office:value="1.02592592592593">
            <text:p>1.0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878]-[.H878])/[.H878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19">
            <text:p>919</text:p>
          </table:table-cell>
          <table:table-cell table:formula="of:=ABS([.I879]-[.H879])/[.H879]" office:value-type="float" office:value="0.357459379615953">
            <text:p>0.3574593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880]-[.H880])/[.H880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6">
            <text:p>586</text:p>
          </table:table-cell>
          <table:table-cell table:formula="of:=ABS([.I881]-[.H881])/[.H881]" office:value-type="float" office:value="0.866242038216561">
            <text:p>0.8662420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811">
            <text:p>811</text:p>
          </table:table-cell>
          <table:table-cell table:formula="of:=ABS([.I882]-[.H882])/[.H882]" office:value-type="float" office:value="0.033373063170441">
            <text:p>0.0333730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883]-[.H883])/[.H883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884]-[.H884])/[.H884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39">
            <text:p>539</text:p>
          </table:table-cell>
          <table:table-cell table:formula="of:=ABS([.I885]-[.H885])/[.H885]" office:value-type="float" office:value="0.051056338028169">
            <text:p>0.051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12">
            <text:p>1012</text:p>
          </table:table-cell>
          <table:table-cell table:formula="of:=ABS([.I886]-[.H886])/[.H886]" office:value-type="float" office:value="0.766143106457243">
            <text:p>0.7661431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05">
            <text:p>905</text:p>
          </table:table-cell>
          <table:table-cell table:formula="of:=ABS([.I887]-[.H887])/[.H887]" office:value-type="float" office:value="1.94788273615635">
            <text:p>1.9478827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88]-[.H888])/[.H888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89]-[.H889])/[.H889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90]-[.H890])/[.H890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40">
            <text:p>940</text:p>
          </table:table-cell>
          <table:table-cell table:formula="of:=ABS([.I891]-[.H891])/[.H891]" office:value-type="float" office:value="0.318373071528752">
            <text:p>0.31837307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84">
            <text:p>1084</text:p>
          </table:table-cell>
          <table:table-cell table:formula="of:=ABS([.I892]-[.H892])/[.H892]" office:value-type="float" office:value="0.723370429252782">
            <text:p>0.72337042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93]-[.H893])/[.H893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7">
            <text:p>987</text:p>
          </table:table-cell>
          <table:table-cell table:formula="of:=ABS([.I894]-[.H894])/[.H894]" office:value-type="float" office:value="0.586816720257235">
            <text:p>0.5868167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0">
            <text:p>970</text:p>
          </table:table-cell>
          <table:table-cell table:formula="of:=ABS([.I895]-[.H895])/[.H895]" office:value-type="float" office:value="1.75568181818182">
            <text:p>1.7556818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75:.D895]; &quot;T&quot;)" office:value-type="float" office:value="2">
            <text:p>2</text:p>
          </table:table-cell>
          <table:table-cell table:style-name="ce1" table:formula="of:=[.E896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875:.J895])" office:value-type="float" office:value="0.980620223988417">
            <text:p>0.9806202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9">
            <text:p>1029</text:p>
          </table:table-cell>
          <table:table-cell table:formula="of:=ABS([.I897]-[.H897])/[.H897]" office:value-type="float" office:value="0.814814814814815">
            <text:p>0.8148148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898]-[.H898])/[.H898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899]-[.H899])/[.H899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6">
            <text:p>946</text:p>
          </table:table-cell>
          <table:table-cell table:formula="of:=ABS([.I900]-[.H900])/[.H900]" office:value-type="float" office:value="1.21028037383178">
            <text:p>1.2102803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01]-[.H901])/[.H901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7:.D901]; &quot;T&quot;)" office:value-type="float" office:value="0">
            <text:p>0</text:p>
          </table:table-cell>
          <table:table-cell table:formula="of:=[.E902]/5" office:value-type="float" office:value="0">
            <text:p>0</text:p>
          </table:table-cell>
          <table:table-cell table:number-columns-repeated="3"/>
          <table:table-cell table:style-name="ce1" table:formula="of:=AVERAGE([.J897:.J901])" office:value-type="float" office:value="0.908811637088124">
            <text:p>0.9088116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03]-[.H903])/[.H903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4">
            <text:p>834</text:p>
          </table:table-cell>
          <table:table-cell table:formula="of:=ABS([.I904]-[.H904])/[.H904]" office:value-type="float" office:value="0.385382059800664">
            <text:p>0.3853820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6">
            <text:p>896</text:p>
          </table:table-cell>
          <table:table-cell table:formula="of:=ABS([.I905]-[.H905])/[.H905]" office:value-type="float" office:value="1.04100227790433">
            <text:p>1.0410022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06]-[.H906])/[.H906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03">
            <text:p>803</text:p>
          </table:table-cell>
          <table:table-cell table:formula="of:=ABS([.I907]-[.H907])/[.H907]" office:value-type="float" office:value="1.05897435897436">
            <text:p>1.0589743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03:.D907]; &quot;T&quot;)" office:value-type="float" office:value="0">
            <text:p>0</text:p>
          </table:table-cell>
          <table:table-cell table:style-name="ce1" table:formula="of:=[.E908]/21" office:value-type="float" office:value="0">
            <text:p>0</text:p>
          </table:table-cell>
          <table:table-cell table:number-columns-repeated="3"/>
          <table:table-cell table:style-name="ce2" table:formula="of:=AVERAGE([.J903:.J907])" office:value-type="float" office:value="0.659048708393535">
            <text:p>0.659048708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96];[.E874];[.E852];[.E830])" office:value-type="float" office:value="58">
            <text:p>58</text:p>
          </table:table-cell>
          <table:table-cell table:style-name="ce1" table:formula="of:=[.E909]/(4*21)" office:value-type="float" office:value="0.69047619047619">
            <text:p>0.6904761905</text:p>
          </table:table-cell>
          <table:table-cell table:number-columns-repeated="3"/>
          <table:table-cell table:style-name="ce3" table:formula="of:=AVERAGE([.J875:.J895];[.J853:.J873];[.J831:.J851];[.J809:.J829])" office:value-type="float" office:value="0.337579322999797">
            <text:p>0.337579323</text:p>
          </table:table-cell>
          <table:table-cell table:number-columns-repeated="1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04716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00:13:08</dc:date>
    <meta:generator>LibreOffice/4.0.3.3$Linux_x86 LibreOffice_project/400m0$Build-3</meta:generator>
    <meta:editing-duration>P0D</meta:editing-duration>
    <meta:editing-cycles>1</meta:editing-cycles>
    <meta:document-statistic meta:table-count="1" meta:cell-count="8891" meta:object-count="0"/>
  </office:meta>
</office:document-meta>
</file>